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o1" style:family="table">
      <style:table-properties style:width="16.999cm" table:align="left"/>
    </style:style>
    <style:style style:name="Tablo1.A" style:family="table-column">
      <style:table-column-properties style:column-width="7.421cm"/>
    </style:style>
    <style:style style:name="Tablo1.B" style:family="table-column">
      <style:table-column-properties style:column-width="5.607cm"/>
    </style:style>
    <style:style style:name="Tablo1.C" style:family="table-column">
      <style:table-column-properties style:column-width="3.971cm"/>
    </style:style>
    <style:style style:name="Tablo1.A1" style:family="table-cell">
      <style:table-cell-properties style:vertical-align="middle" fo:padding="0.049cm" fo:border="none"/>
    </style:style>
    <style:style style:name="Tablo2" style:family="table">
      <style:table-properties style:width="16.999cm" table:align="left"/>
    </style:style>
    <style:style style:name="Tablo2.A" style:family="table-column">
      <style:table-column-properties style:column-width="5.983cm"/>
    </style:style>
    <style:style style:name="Tablo2.B" style:family="table-column">
      <style:table-column-properties style:column-width="5.876cm"/>
    </style:style>
    <style:style style:name="Tablo2.C" style:family="table-column">
      <style:table-column-properties style:column-width="5.14cm"/>
    </style:style>
    <style:style style:name="Tablo2.A1" style:family="table-cell">
      <style:table-cell-properties style:vertical-align="middle" fo:padding="0.049cm" fo:border="none"/>
    </style:style>
    <style:style style:name="Tablo3" style:family="table">
      <style:table-properties style:width="16.999cm" table:align="left"/>
    </style:style>
    <style:style style:name="Tablo3.A" style:family="table-column">
      <style:table-column-properties style:column-width="5.983cm"/>
    </style:style>
    <style:style style:name="Tablo3.B" style:family="table-column">
      <style:table-column-properties style:column-width="5.876cm"/>
    </style:style>
    <style:style style:name="Tablo3.C" style:family="table-column">
      <style:table-column-properties style:column-width="5.14cm"/>
    </style:style>
    <style:style style:name="Tablo3.A1" style:family="table-cell">
      <style:table-cell-properties style:vertical-align="middle" fo:padding="0.049cm" fo:border="none"/>
    </style:style>
    <style:style style:name="Tablo4" style:family="table">
      <style:table-properties style:width="16.999cm" table:align="left"/>
    </style:style>
    <style:style style:name="Tablo4.A" style:family="table-column">
      <style:table-column-properties style:column-width="5.992cm"/>
    </style:style>
    <style:style style:name="Tablo4.B" style:family="table-column">
      <style:table-column-properties style:column-width="5.876cm"/>
    </style:style>
    <style:style style:name="Tablo4.C" style:family="table-column">
      <style:table-column-properties style:column-width="5.131cm"/>
    </style:style>
    <style:style style:name="Tablo4.A1" style:family="table-cell">
      <style:table-cell-properties style:vertical-align="middle" fo:padding="0.049cm" fo:border="none"/>
    </style:style>
    <style:style style:name="Tablo5" style:family="table">
      <style:table-properties style:width="16.999cm" table:align="left"/>
    </style:style>
    <style:style style:name="Tablo5.A" style:family="table-column">
      <style:table-column-properties style:column-width="5.983cm"/>
    </style:style>
    <style:style style:name="Tablo5.B" style:family="table-column">
      <style:table-column-properties style:column-width="5.876cm"/>
    </style:style>
    <style:style style:name="Tablo5.C" style:family="table-column">
      <style:table-column-properties style:column-width="5.14cm"/>
    </style:style>
    <style:style style:name="Tablo5.A1" style:family="table-cell">
      <style:table-cell-properties style:vertical-align="middle" fo:padding="0.049cm" fo:border="none"/>
    </style:style>
    <style:style style:name="Tablo6" style:family="table">
      <style:table-properties style:width="16.999cm" table:align="left"/>
    </style:style>
    <style:style style:name="Tablo6.A" style:family="table-column">
      <style:table-column-properties style:column-width="5.983cm"/>
    </style:style>
    <style:style style:name="Tablo6.B" style:family="table-column">
      <style:table-column-properties style:column-width="5.876cm"/>
    </style:style>
    <style:style style:name="Tablo6.C" style:family="table-column">
      <style:table-column-properties style:column-width="5.14cm"/>
    </style:style>
    <style:style style:name="Tablo6.A1" style:family="table-cell">
      <style:table-cell-properties style:vertical-align="middle" fo:padding="0.049cm" fo:border="none"/>
    </style:style>
    <style:style style:name="Tablo7" style:family="table">
      <style:table-properties style:width="16.999cm" table:align="left"/>
    </style:style>
    <style:style style:name="Tablo7.A" style:family="table-column">
      <style:table-column-properties style:column-width="5.983cm"/>
    </style:style>
    <style:style style:name="Tablo7.B" style:family="table-column">
      <style:table-column-properties style:column-width="5.876cm"/>
    </style:style>
    <style:style style:name="Tablo7.C" style:family="table-column">
      <style:table-column-properties style:column-width="5.14cm"/>
    </style:style>
    <style:style style:name="Tablo7.A1" style:family="table-cell">
      <style:table-cell-properties style:vertical-align="middle" fo:padding="0.049cm" fo:border="none"/>
    </style:style>
    <style:style style:name="Tablo8" style:family="table">
      <style:table-properties style:width="16.999cm" table:align="left"/>
    </style:style>
    <style:style style:name="Tablo8.A" style:family="table-column">
      <style:table-column-properties style:column-width="5.981cm"/>
    </style:style>
    <style:style style:name="Tablo8.B" style:family="table-column">
      <style:table-column-properties style:column-width="5.876cm"/>
    </style:style>
    <style:style style:name="Tablo8.C" style:family="table-column">
      <style:table-column-properties style:column-width="5.142cm"/>
    </style:style>
    <style:style style:name="Tablo8.A1" style:family="table-cell">
      <style:table-cell-properties style:vertical-align="middle" fo:padding="0.049cm" fo:border="none"/>
    </style:style>
    <style:style style:name="Tablo9" style:family="table">
      <style:table-properties style:width="16.999cm" table:align="left"/>
    </style:style>
    <style:style style:name="Tablo9.A" style:family="table-column">
      <style:table-column-properties style:column-width="5.981cm"/>
    </style:style>
    <style:style style:name="Tablo9.B" style:family="table-column">
      <style:table-column-properties style:column-width="5.876cm"/>
    </style:style>
    <style:style style:name="Tablo9.C" style:family="table-column">
      <style:table-column-properties style:column-width="5.142cm"/>
    </style:style>
    <style:style style:name="Tablo9.A1" style:family="table-cell">
      <style:table-cell-properties style:vertical-align="middle" fo:padding="0.049cm" fo:border="none"/>
    </style:style>
    <style:style style:name="Tablo10" style:family="table">
      <style:table-properties style:width="16.999cm" table:align="left"/>
    </style:style>
    <style:style style:name="Tablo10.A" style:family="table-column">
      <style:table-column-properties style:column-width="5.983cm"/>
    </style:style>
    <style:style style:name="Tablo10.B" style:family="table-column">
      <style:table-column-properties style:column-width="5.876cm"/>
    </style:style>
    <style:style style:name="Tablo10.C" style:family="table-column">
      <style:table-column-properties style:column-width="5.14cm"/>
    </style:style>
    <style:style style:name="Tablo10.A1" style:family="table-cell">
      <style:table-cell-properties style:vertical-align="middle" fo:padding="0.049cm" fo:border="none"/>
    </style:style>
    <style:style style:name="P1" style:family="paragraph" style:parent-style-name="Text_20_body">
      <style:text-properties fo:font-weight="normal"/>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4" style:family="paragraph" style:parent-style-name="Text_20_body" style:list-style-name="L1">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5"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cm" fo:margin-bottom="0.499cm"/>
    </style:style>
    <style:style style:name="P8" style:family="paragraph" style:parent-style-name="Table_20_Contents">
      <style:paragraph-properties fo:margin-top="0cm" fo:margin-bottom="0.499cm" fo:padding-left="0.053cm" fo:padding-right="0.132cm" fo:padding-top="0.132cm" fo:padding-bottom="0.132cm" fo:border="0.002cm solid #000001"/>
    </style:style>
    <style:style style:name="P9" style:family="paragraph" style:parent-style-name="Table_20_Contents">
      <style:paragraph-properties fo:margin-left="0.176cm" fo:margin-right="0cm" fo:margin-top="0cm" fo:margin-bottom="0.282cm" fo:line-height="129%" fo:text-align="center" style:justify-single-word="false" fo:text-indent="0cm" style:auto-text-indent="false" fo:padding-left="0.053cm" fo:padding-right="0.132cm" fo:padding-top="0.132cm" fo:padding-bottom="0.132cm" fo:border="0.002cm solid #000001"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10" style:family="paragraph" style:parent-style-name="Table_20_Contents">
      <style:paragraph-properties fo:margin-left="0.176cm" fo:margin-right="0cm" fo:margin-top="0cm" fo:margin-bottom="0.282cm" fo:line-height="129%" fo:text-align="center" style:justify-single-word="false" fo:text-indent="0cm" style:auto-text-indent="false" fo:padding-left="0.053cm" fo:padding-right="0.132cm" fo:padding-top="0.132cm" fo:padding-bottom="0.132cm" fo:border="0.002cm solid #000001"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1" style:family="paragraph" style:parent-style-name="Table_20_Contents">
      <style:paragraph-properties fo:margin-left="0.176cm" fo:margin-right="0cm" fo:margin-top="0cm" fo:margin-bottom="0.282cm" fo:line-height="129%" fo:text-align="center" style:justify-single-word="false" fo:text-indent="0cm" style:auto-text-indent="false" fo:padding-left="0.053cm" fo:padding-right="0.132cm" fo:padding-top="0.132cm" fo:padding-bottom="0.132cm" fo:border="0.002cm solid #000001"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2" style:family="paragraph" style:parent-style-name="Table_20_Contents">
      <style:paragraph-properties fo:margin-left="0.176cm" fo:margin-right="0cm" fo:margin-top="0cm" fo:margin-bottom="0.282cm" fo:line-height="129%" fo:text-align="center" style:justify-single-word="false" fo:text-indent="0cm" style:auto-text-indent="false" fo:padding-left="0.053cm" fo:padding-right="0.132cm" fo:padding-top="0.132cm" fo:padding-bottom="0.132cm" fo:border="0.002cm solid #000001"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13" style:family="paragraph" style:parent-style-name="Table_20_Contents">
      <style:paragraph-properties fo:margin-left="0.176cm" fo:margin-right="0cm" fo:margin-top="0cm" fo:margin-bottom="0.282cm" fo:line-height="129%" fo:text-align="center" style:justify-single-word="false" fo:text-indent="0cm" style:auto-text-indent="false" fo:padding-left="0.053cm" fo:padding-right="0.132cm" fo:padding-top="0.132cm" fo:padding-bottom="0.132cm" fo:border="0.002cm solid #000001"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14" style:family="paragraph" style:parent-style-name="Table_20_Contents">
      <style:paragraph-properties fo:margin-left="0.176cm" fo:margin-right="0cm" fo:margin-top="0cm" fo:margin-bottom="0.282cm" fo:line-height="129%" fo:text-indent="0cm" style:auto-text-indent="false" fo:padding-left="0.053cm" fo:padding-right="0.132cm" fo:padding-top="0.132cm" fo:padding-bottom="0.132cm" fo:border="0.002cm solid #000001" style:writing-mode="lr-tb"/>
    </style:style>
    <style:style style:name="P15" style:family="paragraph" style:parent-style-name="Table_20_Contents">
      <style:paragraph-properties fo:margin-left="0.176cm" fo:margin-right="0cm" fo:margin-top="0cm" fo:margin-bottom="0.282cm" fo:line-height="129%" fo:text-align="center" style:justify-single-word="false" fo:text-indent="0cm" style:auto-text-indent="false" fo:padding-left="0.053cm" fo:padding-right="0.132cm" fo:padding-top="0.132cm" fo:padding-bottom="0.132cm" fo:border="0.002cm solid #000001" style:writing-mode="lr-tb"/>
    </style:style>
    <style:style style:name="P16" style:family="paragraph" style:parent-style-name="Table_20_Contents">
      <style:paragraph-properties fo:margin-left="0.176cm" fo:margin-right="0cm" fo:text-indent="0cm" style:auto-text-indent="false"/>
      <style:text-properties fo:font-size="2pt" style:font-size-asian="2pt" style:font-size-complex="2pt"/>
    </style:style>
    <style:style style:name="P17" style:family="paragraph" style:parent-style-name="Table_20_Contents">
      <style:paragraph-properties fo:margin-top="0cm" fo:margin-bottom="0cm" fo:line-height="120%" fo:text-align="center" style:justify-single-word="false" fo:padding-left="0.053cm" fo:padding-right="0.132cm" fo:padding-top="0.132cm" fo:padding-bottom="0.132cm" fo:border="0.002cm solid #000001"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8" style:family="paragraph" style:parent-style-name="Table_20_Contents">
      <style:paragraph-properties fo:margin-top="0cm" fo:margin-bottom="0cm" fo:line-height="120%" fo:padding-left="0.053cm" fo:padding-right="0.132cm" fo:padding-top="0.132cm" fo:padding-bottom="0.132cm" fo:border="0.002cm solid #000001"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19" style:family="paragraph" style:parent-style-name="Table_20_Contents">
      <style:paragraph-properties fo:margin-top="0cm" fo:margin-bottom="0cm" fo:line-height="120%" fo:text-align="center" style:justify-single-word="false" fo:padding-left="0.053cm" fo:padding-right="0.132cm" fo:padding-top="0.132cm" fo:padding-bottom="0.132cm" fo:border="0.002cm solid #000001"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20" style:family="paragraph" style:parent-style-name="Table_20_Contents">
      <style:paragraph-properties fo:margin-top="0cm" fo:margin-bottom="0cm" fo:line-height="120%" fo:padding-left="0.053cm" fo:padding-right="0.132cm" fo:padding-top="0.132cm" fo:padding-bottom="0.132cm" fo:border="0.002cm solid #000001"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1" style:family="paragraph" style:parent-style-name="Table_20_Contents">
      <style:paragraph-properties fo:margin-top="0cm" fo:margin-bottom="0cm" fo:line-height="120%" fo:text-align="center" style:justify-single-word="false" fo:padding-left="0.053cm" fo:padding-right="0.132cm" fo:padding-top="0.132cm" fo:padding-bottom="0.132cm" fo:border="0.002cm solid #000001"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2" style:family="paragraph" style:parent-style-name="Table_20_Contents">
      <style:paragraph-properties fo:margin-top="0cm" fo:margin-bottom="0cm" fo:line-height="120%" fo:padding-left="0.053cm" fo:padding-right="0.132cm" fo:padding-top="0.132cm" fo:padding-bottom="0.132cm" fo:border="0.002cm solid #000001" style:writing-mode="lr-tb"/>
    </style:style>
    <style:style style:name="P23" style:family="paragraph" style:parent-style-name="Table_20_Contents">
      <style:paragraph-properties fo:margin-top="0cm" fo:margin-bottom="0.282cm" fo:line-height="129%" fo:padding-left="0.053cm" fo:padding-right="0.132cm" fo:padding-top="0.132cm" fo:padding-bottom="0.132cm" fo:border="0.002cm solid #000001" style:writing-mode="lr-tb"/>
    </style:style>
    <style:style style:name="P24" style:family="paragraph" style:parent-style-name="Table_20_Contents">
      <style:paragraph-properties fo:margin-top="0cm" fo:margin-bottom="0.282cm" fo:line-height="129%" fo:text-align="center" style:justify-single-word="false" fo:padding-left="0.053cm" fo:padding-right="0.132cm" fo:padding-top="0.132cm" fo:padding-bottom="0.132cm" fo:border="0.002cm solid #000001" style:writing-mode="lr-tb"/>
    </style:style>
    <style:style style:name="P25" style:family="paragraph" style:parent-style-name="Table_20_Contents">
      <style:paragraph-properties fo:margin-top="0cm" fo:margin-bottom="0.282cm" fo:line-height="129%" fo:text-align="center" style:justify-single-word="false" fo:padding-left="0.053cm" fo:padding-right="0.132cm" fo:padding-top="0.132cm" fo:padding-bottom="0.132cm" fo:border="0.002cm solid #000001"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6" style:family="paragraph" style:parent-style-name="Table_20_Contents">
      <style:paragraph-properties fo:margin-top="0cm" fo:margin-bottom="0.282cm" fo:line-height="129%" fo:padding-left="0.053cm" fo:padding-right="0.132cm" fo:padding-top="0.132cm" fo:padding-bottom="0.132cm" fo:border="0.002cm solid #000001"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7" style:family="text">
      <style:text-properties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2fdd2515-3938-47d1-ba33-dc5861bf9f28"/>1 Product Overview</text:p>
      <text:list xml:id="list8635837667909178356" text:style-name="L1">
        <text:list-item>
          <text:list>
            <text:list-item>
              <text:p text:style-name="P4">Product Perspective</text:p>
            </text:list-item>
          </text:list>
        </text:list-item>
      </text:list>
      <text:p text:style-name="Text_20_body"/>
      <text:p text:style-name="P3">Explain where and how this product will be used. Describe if the product is</text:p>
      <text:p text:style-name="P3">independent and totally self-contained, or it is a component of a larger system.</text:p>
      <text:p text:style-name="Text_20_body"/>
      <text:p text:style-name="P3">Secure Electronic Lock System is a totally self-contained system which provides</text:p>
      <text:p text:style-name="P3">secure, safe and reliable access to buildings to the people while offering different</text:p>
      <text:p text:style-name="P3">authorization methods. Since device will store fingerprints, gsm number and face</text:p>
      <text:p text:style-name="P3">images of the authorized people(who have access to enter) in its internal memory and</text:p>
      <text:p text:style-name="P3">also have camera which is work with it compatible, it will work independent from any</text:p>
      <text:p text:style-name="P3">third party appliance  System can be used by both in corporate business,</text:p>
      <text:p text:style-name="P3">governmental organizations like ministires, military, intelligence services and also</text:p>
      <text:p text:style-name="P3">houses since every building has door.</text:p>
      <text:p text:style-name="P3">Appliance will be used according to its intended purposes. If it will be used at</text:p>
      <text:p text:style-name="P3">houses simplicity feature will come to the forefront. Only fingerprint, face image</text:p>
      <text:p text:style-name="P3">and gsm of registered people(household) of a home will trigger the opening of door.</text:p>
      <text:p text:style-name="P3">However when system will be used in governmental organizations or corporate</text:p>
      <text:p text:style-name="P3">business, it will offer different authorization methods. For ex; while an it</text:p>
      <text:p text:style-name="P3">technician of a justice department can access to the both building main entrance and</text:p>
      <text:p text:style-name="P3">system room with its fingerprint, his entrance attempt of judical assembly room will</text:p>
      <text:p text:style-name="P3">be denied. Also every attempt of him will be kept under memory as a log.</text:p>
      <text:p text:style-name="Text_20_body"/>
      <text:p text:style-name="P3">1.2 Product Features</text:p>
      <text:p text:style-name="P3">List and explain the major product features.</text:p>
      <text:p text:style-name="Text_20_body"/>
      <text:p text:style-name="P3">Provide much more security and convenience in comparison to ordinary locks.</text:p>
      <text:p text:style-name="P3">High speed response time</text:p>
      <text:p text:style-name="P3">Different authorization methods</text:p>
      <text:p text:style-name="P3">Keeping logs for every attempt</text:p>
      <text:p text:style-name="P1"><text:line-break/><text:line-break/><text:line-break/><text:line-break/><text:line-break/><text:line-break/><text:line-break/><text:line-break/><text:line-break/><text:line-break/><text:line-break/><text:line-break/><text:line-break/><text:line-break/><text:line-break/><text:soft-page-break/><text:line-break/></text:p>
      <text:p text:style-name="P3">3 Other Requirements</text:p>
      <text:p text:style-name="P3">3.1 Non-Functional Requirements of the Product</text:p>
      <text:p text:style-name="P3">Describe the non-functional requirements.</text:p>
      <text:p text:style-name="Text_20_body"/>
      <text:p text:style-name="P3">Integrity</text:p>
      <text:p text:style-name="P3">Integrity requirements define the security attributes of the system. Since aim of</text:p>
      <text:p text:style-name="P3">the device is provide secure access to the building by only authorized people, data</text:p>
      <text:p text:style-name="P3">integrity is a crucial non-functional requirement for system. </text:p>
      <text:p text:style-name="Text_20_body"/>
      <text:p text:style-name="P3">Availability</text:p>
      <text:p text:style-name="P3">A system's availability, or "uptime," is one of the most critical requirement for</text:p>
      <text:p text:style-name="P3">Secure Electronic Lock System. Since system is works as a door lock, it must be</text:p>
      <text:p text:style-name="P3">available 7/24.</text:p>
      <text:p text:style-name="Text_20_body"/>
      <text:p text:style-name="P3">Reliability</text:p>
      <text:p text:style-name="P3">Reliability specifies the capability of the software to maintain its performance over time. Unreliable software fails frequently. Since this kind of system has zero fault tolerent, reliability is crucial non-functional requirement for Secure Electronic Lock System(SELS).</text:p>
      <text:p text:style-name="Text_20_body"/>
      <text:p text:style-name="P3">Security</text:p>
      <text:p text:style-name="P3">Security requirements can come in many different forms. Some types of privacy requirements include data encryption for database interactions and creating logs. Sources for privacy requirements could be legislative or corporate. Beyond that physical protection of the appliance is crucial mission of the system because of theft or damaging to the system directly.</text:p>
      <text:p text:style-name="P3">Thirdly access requirements define account types / groups and their access rights.</text:p>
      <text:p text:style-name="Text_20_body"/>
      <text:p text:style-name="P3">Usability</text:p>
      <text:p text:style-name="P3">Factors that constitute the capacity of the software to be understood, learned and used by its intended users.</text:p>
      <text:p text:style-name="P1"><text:line-break/><text:line-break/></text:p>
      <text:p text:style-name="P3">3.2 Constraints of the Product</text:p>
      <text:p text:style-name="P3">Describe the constraints.</text:p>
      <text:p text:style-name="P5">Constraints</text:p>
      <text:p text:style-name="P5">Project must be done with Raspberry Pi</text:p>
      <text:p text:style-name="P5">Project must be compatible with MySQL dbms system</text:p>
      <text:p text:style-name="P5">Project must be work with all GSM operators</text:p>
      <text:p text:style-name="P5">Project must use Wi-Fi connection</text:p>
      <text:p text:style-name="P5"><text:soft-page-break/>Project's server side must Linux Operating System</text:p>
      <text:p text:style-name="P5">Project's related coding on Raspberry Pi must be done with C and</text:p>
      <text:p text:style-name="P5">Phyton programming Languages</text:p>
      <text:p text:style-name="P5">Project documents must be understandable and clear</text:p>
      <text:p text:style-name="P5">Project must be completed and delivered May 2015</text:p>
      <text:p text:style-name="P1"><text:line-break/><text:line-break/><text:line-break/><text:line-break/><text:line-break/><text:line-break/><text:line-break/><text:line-break/><text:line-break/><text:line-break/><text:line-break/><text:line-break/><text:line-break/><text:line-break/><text:line-break/></text:p>
      <table:table table:name="Tablo1" table:style-name="Tablo1">
        <table:table-column table:style-name="Tablo1.A"/>
        <table:table-column table:style-name="Tablo1.B"/>
        <table:table-column table:style-name="Tablo1.C"/>
        <table:table-row>
          <table:table-cell table:style-name="Tablo1.A1" table:number-columns-spanned="3" office:value-type="string">
            <text:p text:style-name="P9">SYSTEM ANALYSIS USE CASE</text:p>
          </table:table-cell>
          <table:covered-table-cell/>
          <table:covered-table-cell/>
        </table:table-row>
        <table:table-row>
          <table:table-cell table:style-name="Tablo1.A1" office:value-type="string">
            <text:p text:style-name="P9">Use Case Name:</text:p>
          </table:table-cell>
          <table:table-cell table:style-name="Tablo1.A1" table:number-columns-spanned="2" office:value-type="string">
            <text:p text:style-name="P11">Add User</text:p>
          </table:table-cell>
          <table:covered-table-cell/>
        </table:table-row>
        <table:table-row>
          <table:table-cell table:style-name="Tablo1.A1" office:value-type="string">
            <text:p text:style-name="P9">Use Case ID:</text:p>
          </table:table-cell>
          <table:table-cell table:style-name="Tablo1.A1" table:number-columns-spanned="2" office:value-type="string">
            <text:p text:style-name="P12">SELS-001</text:p>
          </table:table-cell>
          <table:covered-table-cell/>
        </table:table-row>
        <table:table-row>
          <table:table-cell table:style-name="Tablo1.A1" office:value-type="string">
            <text:p text:style-name="P9">Use Case Type:</text:p>
          </table:table-cell>
          <table:table-cell table:style-name="Tablo1.A1" table:number-columns-spanned="2" office:value-type="string">
            <text:p text:style-name="P12">System Analysis</text:p>
          </table:table-cell>
          <table:covered-table-cell/>
        </table:table-row>
        <table:table-row>
          <table:table-cell table:style-name="Tablo1.A1" office:value-type="string">
            <text:p text:style-name="P9">Version Number:</text:p>
          </table:table-cell>
          <table:table-cell table:style-name="Tablo1.A1" table:number-columns-spanned="2" office:value-type="string">
            <text:p text:style-name="P12">1.0</text:p>
          </table:table-cell>
          <table:covered-table-cell/>
        </table:table-row>
        <table:table-row>
          <table:table-cell table:style-name="Tablo1.A1" office:value-type="string">
            <text:p text:style-name="P9">Included Use Case(s)</text:p>
          </table:table-cell>
          <table:table-cell table:style-name="Tablo1.A1" table:number-columns-spanned="2" office:value-type="string">
            <text:p text:style-name="P12">None</text:p>
          </table:table-cell>
          <table:covered-table-cell/>
        </table:table-row>
        <table:table-row>
          <table:table-cell table:style-name="Tablo1.A1" office:value-type="string">
            <text:p text:style-name="P9">Extending Use Case(s)</text:p>
          </table:table-cell>
          <table:table-cell table:style-name="Tablo1.A1" table:number-columns-spanned="2" office:value-type="string">
            <text:p text:style-name="P12">None</text:p>
          </table:table-cell>
          <table:covered-table-cell/>
        </table:table-row>
        <table:table-row>
          <table:table-cell table:style-name="Tablo1.A1" office:value-type="string">
            <text:p text:style-name="P9">Primary Actor(s):</text:p>
          </table:table-cell>
          <table:table-cell table:style-name="Tablo1.A1" table:number-columns-spanned="2" office:value-type="string">
            <text:p text:style-name="P12">Admin</text:p>
          </table:table-cell>
          <table:covered-table-cell/>
        </table:table-row>
        <table:table-row>
          <table:table-cell table:style-name="Tablo1.A1" office:value-type="string">
            <text:p text:style-name="P9">Participating Actor(s):</text:p>
          </table:table-cell>
          <table:table-cell table:style-name="Tablo1.A1" table:number-columns-spanned="2" office:value-type="string">
            <text:p text:style-name="P12">User</text:p>
          </table:table-cell>
          <table:covered-table-cell/>
        </table:table-row>
        <table:table-row>
          <table:table-cell table:style-name="Tablo1.A1" office:value-type="string">
            <text:p text:style-name="P9">Description:</text:p>
          </table:table-cell>
          <table:table-cell table:style-name="Tablo1.A1" table:number-columns-spanned="2" office:value-type="string">
            <text:p text:style-name="P15"><text:span text:style-name="T1">This use case will provide to add new user</text:span><text:span text:style-name="T4"> </text:span><text:span text:style-name="T3">to the memory of a device and gives oppurtunity to allow or deny choice according to the person who attempt to enter.</text:span></text:p>
          </table:table-cell>
          <table:covered-table-cell/>
        </table:table-row>
        <table:table-row>
          <table:table-cell table:style-name="Tablo1.A1" office:value-type="string">
            <text:p text:style-name="P9">Precondition:</text:p>
          </table:table-cell>
          <table:table-cell table:style-name="Tablo1.A1" table:number-columns-spanned="2" office:value-type="string">
            <text:p text:style-name="P12">Admin must login SELS-touch panel.<text:soft-page-break/></text:p>
            <text:p text:style-name="P12">Internet and Database connection should be available.</text:p>
          </table:table-cell>
          <table:covered-table-cell/>
        </table:table-row>
        <table:table-row>
          <table:table-cell table:style-name="Tablo1.A1" office:value-type="string">
            <text:p text:style-name="P9">Trigger:</text:p>
          </table:table-cell>
          <table:table-cell table:style-name="Tablo1.A1" table:number-columns-spanned="2" office:value-type="string">
            <text:p text:style-name="P12">This use case is initiated by entering add user menu under panel.</text:p>
          </table:table-cell>
          <table:covered-table-cell/>
        </table:table-row>
        <table:table-row>
          <table:table-cell table:style-name="Tablo1.A1" table:number-rows-spanned="2" office:value-type="string">
            <text:p text:style-name="P9">Main Scenario:</text:p>
          </table:table-cell>
          <table:table-cell table:style-name="Tablo1.A1" office:value-type="string">
            <text:p text:style-name="P13">Actor Action</text:p>
          </table:table-cell>
          <table:table-cell table:style-name="Tablo1.A1" office:value-type="string">
            <text:p text:style-name="P13">System Response</text:p>
          </table:table-cell>
        </table:table-row>
        <table:table-row>
          <table:covered-table-cell/>
          <table:table-cell table:style-name="Tablo1.A1" office:value-type="string">
            <text:p text:style-name="P15"><text:span text:style-name="T2">Step 1:</text:span><text:span text:style-name="T4"> </text:span><text:span text:style-name="T1">Admin clicks on admin menu and log in with right credentials. Then admin clicks add user</text:span></text:p>
            <text:p text:style-name="P15"><text:span text:style-name="T2">Step 3:</text:span><text:span text:style-name="T4"> </text:span><text:span text:style-name="T1">Record fingerprint, gsm number or face image of new user with using modules of device.</text:span></text:p>
          </table:table-cell>
          <table:table-cell table:style-name="Tablo1.A1" office:value-type="string">
            <text:p text:style-name="P15"><text:span text:style-name="T2">Step 2</text:span><text:span text:style-name="T1">: System responds to displaying the message which request fingerprint, gsm number or face image of new user.</text:span></text:p>
            <text:p text:style-name="P7"/>
          </table:table-cell>
        </table:table-row>
        <table:table-row>
          <table:table-cell table:style-name="Tablo1.A1" office:value-type="string">
            <text:p text:style-name="P9">Alternate Scenarios:</text:p>
          </table:table-cell>
          <table:table-cell table:style-name="Tablo1.A1" office:value-type="string">
            <text:p text:style-name="P12">None</text:p>
          </table:table-cell>
          <table:table-cell table:style-name="Tablo1.A1" office:value-type="string">
            <text:p text:style-name="P16"/>
          </table:table-cell>
        </table:table-row>
        <table:table-row>
          <table:table-cell table:style-name="Tablo1.A1" office:value-type="string">
            <text:p text:style-name="P9">Exceptions:</text:p>
          </table:table-cell>
          <table:table-cell table:style-name="Tablo1.A1" table:number-columns-spanned="2" office:value-type="string">
            <text:p text:style-name="P12">If there is not internet connection. System will store user information under its local memory and send user credentials when internet connection is up. </text:p>
          </table:table-cell>
          <table:covered-table-cell/>
        </table:table-row>
        <table:table-row>
          <table:table-cell table:style-name="Tablo1.A1" office:value-type="string">
            <text:p text:style-name="P9">Conclusion:</text:p>
          </table:table-cell>
          <table:table-cell table:style-name="Tablo1.A1" table:number-columns-spanned="2" office:value-type="string">
            <text:p text:style-name="P12">Admin add user for entrance.</text:p>
          </table:table-cell>
          <table:covered-table-cell/>
        </table:table-row>
      </table:table>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p>
      <table:table table:name="Tablo2" table:style-name="Tablo2">
        <table:table-column table:style-name="Tablo2.A"/>
        <table:table-column table:style-name="Tablo2.B"/>
        <table:table-column table:style-name="Tablo2.C"/>
        <table:table-row>
          <table:table-cell table:style-name="Tablo2.A1" table:number-columns-spanned="3" office:value-type="string">
            <text:p text:style-name="P17">SYSTEM ANALYSIS USE CASE</text:p>
          </table:table-cell>
          <table:covered-table-cell/>
          <table:covered-table-cell/>
        </table:table-row>
        <table:table-row>
          <table:table-cell table:style-name="Tablo2.A1" office:value-type="string">
            <text:p text:style-name="P18">Use Case Name:</text:p>
          </table:table-cell>
          <table:table-cell table:style-name="Tablo2.A1" table:number-columns-spanned="2" office:value-type="string">
            <text:p text:style-name="P20">Delete User</text:p>
          </table:table-cell>
          <table:covered-table-cell/>
        </table:table-row>
        <table:table-row>
          <table:table-cell table:style-name="Tablo2.A1" office:value-type="string">
            <text:p text:style-name="P18">Use Case ID:</text:p>
          </table:table-cell>
          <table:table-cell table:style-name="Tablo2.A1" table:number-columns-spanned="2" office:value-type="string">
            <text:p text:style-name="P20">SELS-002</text:p>
          </table:table-cell>
          <table:covered-table-cell/>
        </table:table-row>
        <table:table-row>
          <table:table-cell table:style-name="Tablo2.A1" office:value-type="string">
            <text:p text:style-name="P18">Use Case Type:</text:p>
          </table:table-cell>
          <table:table-cell table:style-name="Tablo2.A1" table:number-columns-spanned="2" office:value-type="string">
            <text:p text:style-name="P20">System Analysis</text:p>
          </table:table-cell>
          <table:covered-table-cell/>
        </table:table-row>
        <table:table-row>
          <table:table-cell table:style-name="Tablo2.A1" office:value-type="string">
            <text:p text:style-name="P18">Version Number:</text:p>
          </table:table-cell>
          <table:table-cell table:style-name="Tablo2.A1" table:number-columns-spanned="2" office:value-type="string">
            <text:p text:style-name="P20">1.0</text:p>
          </table:table-cell>
          <table:covered-table-cell/>
        </table:table-row>
        <table:table-row>
          <table:table-cell table:style-name="Tablo2.A1" office:value-type="string">
            <text:p text:style-name="P18">Included Use Case(s)</text:p>
          </table:table-cell>
          <table:table-cell table:style-name="Tablo2.A1" table:number-columns-spanned="2" office:value-type="string">
            <text:p text:style-name="P20">None</text:p>
          </table:table-cell>
          <table:covered-table-cell/>
        </table:table-row>
        <table:table-row>
          <table:table-cell table:style-name="Tablo2.A1" office:value-type="string">
            <text:p text:style-name="P18">Extending Use Case(s)</text:p>
          </table:table-cell>
          <table:table-cell table:style-name="Tablo2.A1" table:number-columns-spanned="2" office:value-type="string">
            <text:p text:style-name="P20">None</text:p>
          </table:table-cell>
          <table:covered-table-cell/>
        </table:table-row>
        <table:table-row>
          <table:table-cell table:style-name="Tablo2.A1" office:value-type="string">
            <text:p text:style-name="P18">Primary Actor(s):</text:p>
          </table:table-cell>
          <table:table-cell table:style-name="Tablo2.A1" table:number-columns-spanned="2" office:value-type="string">
            <text:p text:style-name="P20">Admin</text:p>
          </table:table-cell>
          <table:covered-table-cell/>
        </table:table-row>
        <table:table-row>
          <table:table-cell table:style-name="Tablo2.A1" office:value-type="string">
            <text:p text:style-name="P18">Participating Actor(s):</text:p>
          </table:table-cell>
          <table:table-cell table:style-name="Tablo2.A1" table:number-columns-spanned="2" office:value-type="string">
            <text:p text:style-name="P20">User</text:p>
          </table:table-cell>
          <table:covered-table-cell/>
        </table:table-row>
        <table:table-row>
          <table:table-cell table:style-name="Tablo2.A1" office:value-type="string">
            <text:p text:style-name="P18">Description:</text:p>
          </table:table-cell>
          <table:table-cell table:style-name="Tablo2.A1" table:number-columns-spanned="2" office:value-type="string">
            <text:p text:style-name="P20">This use case will provide to delete user from database.</text:p>
          </table:table-cell>
          <table:covered-table-cell/>
        </table:table-row>
        <table:table-row>
          <table:table-cell table:style-name="Tablo2.A1" office:value-type="string">
            <text:p text:style-name="P18">Precondition:</text:p>
          </table:table-cell>
          <table:table-cell table:style-name="Tablo2.A1" table:number-columns-spanned="2" office:value-type="string">
            <text:p text:style-name="P20">Admin must login web-based system.</text:p>
            <text:p text:style-name="P20">Internet and Database connection should be available.</text:p>
          </table:table-cell>
          <table:covered-table-cell/>
        </table:table-row>
        <table:table-row>
          <table:table-cell table:style-name="Tablo2.A1" office:value-type="string">
            <text:p text:style-name="P18">Trigger:</text:p>
          </table:table-cell>
          <table:table-cell table:style-name="Tablo2.A1" table:number-columns-spanned="2" office:value-type="string">
            <text:p text:style-name="P20">This use case is initiated by entering add user menu under panel.</text:p>
          </table:table-cell>
          <table:covered-table-cell/>
        </table:table-row>
        <table:table-row>
          <table:table-cell table:style-name="Tablo2.A1" table:number-rows-spanned="2" office:value-type="string">
            <text:p text:style-name="P18">Main Scenario:</text:p>
          </table:table-cell>
          <table:table-cell table:style-name="Tablo2.A1" office:value-type="string">
            <text:p text:style-name="P19">Actor Action</text:p>
          </table:table-cell>
          <table:table-cell table:style-name="Tablo2.A1" office:value-type="string">
            <text:p text:style-name="P19">System Response</text:p>
          </table:table-cell>
        </table:table-row>
        <table:table-row>
          <table:covered-table-cell/>
          <table:table-cell table:style-name="Tablo2.A1" office:value-type="string">
            <text:p text:style-name="P15"><text:span text:style-name="T2">Step 1:</text:span><text:span text:style-name="T4"> </text:span><text:span text:style-name="T1">Admin clicks on admin menu and log in with right credentials. </text:span></text:p>
            <text:p text:style-name="P8"/>
            <text:p text:style-name="P15"><text:span text:style-name="T2">Step 3</text:span><text:span text:style-name="T1">: Admin clicks delete user</text:span></text:p>
            <text:p text:style-name="Table_20_Contents"/>
          </table:table-cell>
          <table:table-cell table:style-name="Tablo2.A1" office:value-type="string">
            <text:p text:style-name="P14"><text:span text:style-name="T2">Step 2:</text:span><text:span text:style-name="T4"> </text:span><text:span text:style-name="T1">User list displays by system on GUI and give oppurtunity to selection of user which will be deleted by admin</text:span></text:p>
            <text:p text:style-name="P23"><text:span text:style-name="T2">Step 4:</text:span><text:span text:style-name="T4"> </text:span><text:span text:style-name="T1">System responds to displaying the message which about a deleting operation of a selected user</text:span></text:p>
          </table:table-cell>
        </table:table-row>
        <table:table-row>
          <table:table-cell table:style-name="Tablo2.A1" office:value-type="string">
            <text:p text:style-name="P18">Alternate Scenarios:</text:p>
          </table:table-cell>
          <table:table-cell table:style-name="Tablo2.A1" office:value-type="string">
            <text:p text:style-name="P10">None</text:p>
          </table:table-cell>
          <table:table-cell table:style-name="Tablo2.A1" office:value-type="string">
            <text:p text:style-name="P16"/>
          </table:table-cell>
        </table:table-row>
        <table:table-row>
          <table:table-cell table:style-name="Tablo2.A1" office:value-type="string">
            <text:p text:style-name="P18">Exceptions:</text:p>
          </table:table-cell>
          <table:table-cell table:style-name="Tablo2.A1" table:number-columns-spanned="2" office:value-type="string">
            <text:p text:style-name="P10">None</text:p>
          </table:table-cell>
          <table:covered-table-cell/>
        </table:table-row>
        <table:table-row>
          <table:table-cell table:style-name="Tablo2.A1" office:value-type="string">
            <text:p text:style-name="P18">Conclusion:</text:p>
          </table:table-cell>
          <table:table-cell table:style-name="Tablo2.A1" table:number-columns-spanned="2" office:value-type="string">
            <text:p text:style-name="P12">Admin delete user for deny entrance.</text:p>
          </table:table-cell>
          <table:covered-table-cell/>
        </table:table-row>
      </table:table>
      <text:p text:style-name="P1"><text:line-break/><text:line-break/></text:p>
      <table:table table:name="Tablo3" table:style-name="Tablo3">
        <table:table-column table:style-name="Tablo3.A"/>
        <table:table-column table:style-name="Tablo3.B"/>
        <table:table-column table:style-name="Tablo3.C"/>
        <text:soft-page-break/>
        <table:table-row>
          <table:table-cell table:style-name="Tablo3.A1" table:number-columns-spanned="3" office:value-type="string">
            <text:p text:style-name="P17">SYSTEM ANALYSIS USE CASE</text:p>
          </table:table-cell>
          <table:covered-table-cell/>
          <table:covered-table-cell/>
        </table:table-row>
        <table:table-row>
          <table:table-cell table:style-name="Tablo3.A1" office:value-type="string">
            <text:p text:style-name="P18">Use Case Name:</text:p>
          </table:table-cell>
          <table:table-cell table:style-name="Tablo3.A1" table:number-columns-spanned="2" office:value-type="string">
            <text:p text:style-name="Table_20_Contents"/>
          </table:table-cell>
          <table:covered-table-cell/>
        </table:table-row>
        <table:table-row>
          <table:table-cell table:style-name="Tablo3.A1" office:value-type="string">
            <text:p text:style-name="P18">Use Case ID:</text:p>
          </table:table-cell>
          <table:table-cell table:style-name="Tablo3.A1" table:number-columns-spanned="2" office:value-type="string">
            <text:p text:style-name="P20">SELS-003</text:p>
          </table:table-cell>
          <table:covered-table-cell/>
        </table:table-row>
        <table:table-row>
          <table:table-cell table:style-name="Tablo3.A1" office:value-type="string">
            <text:p text:style-name="P18">Use Case Type:</text:p>
          </table:table-cell>
          <table:table-cell table:style-name="Tablo3.A1" table:number-columns-spanned="2" office:value-type="string">
            <text:p text:style-name="P20">System Analysis</text:p>
          </table:table-cell>
          <table:covered-table-cell/>
        </table:table-row>
        <table:table-row>
          <table:table-cell table:style-name="Tablo3.A1" office:value-type="string">
            <text:p text:style-name="P18">Version Number:</text:p>
          </table:table-cell>
          <table:table-cell table:style-name="Tablo3.A1" table:number-columns-spanned="2" office:value-type="string">
            <text:p text:style-name="P20">1.0</text:p>
          </table:table-cell>
          <table:covered-table-cell/>
        </table:table-row>
        <table:table-row>
          <table:table-cell table:style-name="Tablo3.A1" office:value-type="string">
            <text:p text:style-name="P18">Included Use Case(s)</text:p>
          </table:table-cell>
          <table:table-cell table:style-name="Tablo3.A1" table:number-columns-spanned="2" office:value-type="string">
            <text:p text:style-name="P20">None</text:p>
          </table:table-cell>
          <table:covered-table-cell/>
        </table:table-row>
        <table:table-row>
          <table:table-cell table:style-name="Tablo3.A1" office:value-type="string">
            <text:p text:style-name="P18">Extending Use Case(s)</text:p>
          </table:table-cell>
          <table:table-cell table:style-name="Tablo3.A1" table:number-columns-spanned="2" office:value-type="string">
            <text:p text:style-name="P20">None</text:p>
          </table:table-cell>
          <table:covered-table-cell/>
        </table:table-row>
        <table:table-row>
          <table:table-cell table:style-name="Tablo3.A1" office:value-type="string">
            <text:p text:style-name="P18">Primary Actor(s):</text:p>
          </table:table-cell>
          <table:table-cell table:style-name="Tablo3.A1" table:number-columns-spanned="2" office:value-type="string">
            <text:p text:style-name="P20">Employee / Staff</text:p>
          </table:table-cell>
          <table:covered-table-cell/>
        </table:table-row>
        <table:table-row>
          <table:table-cell table:style-name="Tablo3.A1" office:value-type="string">
            <text:p text:style-name="P18">Participating Actor(s):</text:p>
          </table:table-cell>
          <table:table-cell table:style-name="Tablo3.A1" table:number-columns-spanned="2" office:value-type="string">
            <text:p text:style-name="P20">None</text:p>
          </table:table-cell>
          <table:covered-table-cell/>
        </table:table-row>
        <table:table-row>
          <table:table-cell table:style-name="Tablo3.A1" office:value-type="string">
            <text:p text:style-name="P18">Description:</text:p>
          </table:table-cell>
          <table:table-cell table:style-name="Tablo3.A1" table:number-columns-spanned="2" office:value-type="string">
            <text:p text:style-name="P20">This use case will provide to write own comment and see others comments about the task.</text:p>
          </table:table-cell>
          <table:covered-table-cell/>
        </table:table-row>
        <table:table-row>
          <table:table-cell table:style-name="Tablo3.A1" office:value-type="string">
            <text:p text:style-name="P18">Precondition:</text:p>
          </table:table-cell>
          <table:table-cell table:style-name="Tablo3.A1" table:number-columns-spanned="2" office:value-type="string">
            <text:p text:style-name="P20">User must login web-based system.</text:p>
            <text:p text:style-name="P20">Internet and Database connection must be available.</text:p>
          </table:table-cell>
          <table:covered-table-cell/>
        </table:table-row>
        <table:table-row>
          <table:table-cell table:style-name="Tablo3.A1" office:value-type="string">
            <text:p text:style-name="P18">Trigger:</text:p>
          </table:table-cell>
          <table:table-cell table:style-name="Tablo3.A1" table:number-columns-spanned="2" office:value-type="string">
            <text:p text:style-name="P20">This use case is initiated by clicking the Comment area in details of task.</text:p>
          </table:table-cell>
          <table:covered-table-cell/>
        </table:table-row>
        <table:table-row>
          <table:table-cell table:style-name="Tablo3.A1" table:number-rows-spanned="2" office:value-type="string">
            <text:p text:style-name="P18">Main Scenario:</text:p>
          </table:table-cell>
          <table:table-cell table:style-name="Tablo3.A1" office:value-type="string">
            <text:p text:style-name="P19">Actor Action</text:p>
          </table:table-cell>
          <table:table-cell table:style-name="Tablo3.A1" office:value-type="string">
            <text:p text:style-name="P19">System Response</text:p>
          </table:table-cell>
        </table:table-row>
        <table:table-row>
          <table:covered-table-cell/>
          <table:table-cell table:style-name="Tablo3.A1" office:value-type="string">
            <text:p text:style-name="P14"><text:span text:style-name="T5">Step 1:</text:span><text:span text:style-name="T4"> </text:span><text:span text:style-name="T6">Staff clicks comment area and write something.</text:span></text:p>
            <text:p text:style-name="P8"/>
            <text:p text:style-name="P22"><text:span text:style-name="T5">Step 4:</text:span><text:span text:style-name="T4"> </text:span><text:span text:style-name="T6">Staff can read others comments in comment area about the task.</text:span></text:p>
          </table:table-cell>
          <table:table-cell table:style-name="Tablo3.A1" office:value-type="string">
            <text:p text:style-name="P15"><text:span text:style-name="T5">Step 2:</text:span><text:span text:style-name="T4"> </text:span><text:span text:style-name="T6">System responds to save users comment.</text:span></text:p>
            <text:p text:style-name="P8"/>
            <text:p text:style-name="P15"><text:span text:style-name="T5">Step 3:</text:span><text:span text:style-name="T4"> </text:span><text:span text:style-name="T6">If there is others comment, system shows it.</text:span></text:p>
            <text:p text:style-name="P7"/>
          </table:table-cell>
        </table:table-row>
        <table:table-row>
          <table:table-cell table:style-name="Tablo3.A1" office:value-type="string">
            <text:p text:style-name="P18">Alternate Scenarios:</text:p>
          </table:table-cell>
          <table:table-cell table:style-name="Tablo3.A1" office:value-type="string">
            <text:p text:style-name="P10">None</text:p>
          </table:table-cell>
          <table:table-cell table:style-name="Tablo3.A1" office:value-type="string">
            <text:p text:style-name="P16"/>
          </table:table-cell>
        </table:table-row>
        <table:table-row>
          <table:table-cell table:style-name="Tablo3.A1" office:value-type="string">
            <text:p text:style-name="P18">Exceptions:</text:p>
          </table:table-cell>
          <table:table-cell table:style-name="Tablo3.A1" table:number-columns-spanned="2" office:value-type="string">
            <text:p text:style-name="P10">If there is not internet and database connections. System will not show the task page and comment area.</text:p>
          </table:table-cell>
          <table:covered-table-cell/>
        </table:table-row>
        <table:table-row>
          <table:table-cell table:style-name="Tablo3.A1" office:value-type="string">
            <text:p text:style-name="P18">Conclusion:</text:p>
          </table:table-cell>
          <table:table-cell table:style-name="Tablo3.A1" table:number-columns-spanned="2" office:value-type="string">
            <text:p text:style-name="P10">Staff see and write comments about the specific task.</text:p>
          </table:table-cell>
          <table:covered-table-cell/>
        </table:table-row>
      </table:table>
      <text:p text:style-name="P1"><text:line-break/></text:p>
      <table:table table:name="Tablo4" table:style-name="Tablo4">
        <table:table-column table:style-name="Tablo4.A"/>
        <table:table-column table:style-name="Tablo4.B"/>
        <table:table-column table:style-name="Tablo4.C"/>
        <table:table-row>
          <table:table-cell table:style-name="Tablo4.A1" table:number-columns-spanned="3" office:value-type="string">
            <text:p text:style-name="P17">SYSTEM ANALYSIS USE CASE</text:p>
          </table:table-cell>
          <table:covered-table-cell/>
          <table:covered-table-cell/>
        </table:table-row>
        <table:table-row>
          <table:table-cell table:style-name="Tablo4.A1" office:value-type="string">
            <text:p text:style-name="P18">Use Case Name:</text:p>
          </table:table-cell>
          <table:table-cell table:style-name="Tablo4.A1" table:number-columns-spanned="2" office:value-type="string">
            <text:p text:style-name="P20">Monitor Logs</text:p>
          </table:table-cell>
          <table:covered-table-cell/>
        </table:table-row>
        <text:soft-page-break/>
        <table:table-row>
          <table:table-cell table:style-name="Tablo4.A1" office:value-type="string">
            <text:p text:style-name="P18">Use Case ID:</text:p>
          </table:table-cell>
          <table:table-cell table:style-name="Tablo4.A1" table:number-columns-spanned="2" office:value-type="string">
            <text:p text:style-name="P20">SELS-004</text:p>
          </table:table-cell>
          <table:covered-table-cell/>
        </table:table-row>
        <table:table-row>
          <table:table-cell table:style-name="Tablo4.A1" office:value-type="string">
            <text:p text:style-name="P18">Use Case Type:</text:p>
          </table:table-cell>
          <table:table-cell table:style-name="Tablo4.A1" table:number-columns-spanned="2" office:value-type="string">
            <text:p text:style-name="P20">System Analysis</text:p>
          </table:table-cell>
          <table:covered-table-cell/>
        </table:table-row>
        <table:table-row>
          <table:table-cell table:style-name="Tablo4.A1" office:value-type="string">
            <text:p text:style-name="P18">Version Number:</text:p>
          </table:table-cell>
          <table:table-cell table:style-name="Tablo4.A1" table:number-columns-spanned="2" office:value-type="string">
            <text:p text:style-name="P20">1.0</text:p>
          </table:table-cell>
          <table:covered-table-cell/>
        </table:table-row>
        <table:table-row>
          <table:table-cell table:style-name="Tablo4.A1" office:value-type="string">
            <text:p text:style-name="P18">Included Use Case(s)</text:p>
          </table:table-cell>
          <table:table-cell table:style-name="Tablo4.A1" table:number-columns-spanned="2" office:value-type="string">
            <text:p text:style-name="P20">None</text:p>
          </table:table-cell>
          <table:covered-table-cell/>
        </table:table-row>
        <table:table-row>
          <table:table-cell table:style-name="Tablo4.A1" office:value-type="string">
            <text:p text:style-name="P18">Extending Use Case(s)</text:p>
          </table:table-cell>
          <table:table-cell table:style-name="Tablo4.A1" table:number-columns-spanned="2" office:value-type="string">
            <text:p text:style-name="P20">None</text:p>
          </table:table-cell>
          <table:covered-table-cell/>
        </table:table-row>
        <table:table-row>
          <table:table-cell table:style-name="Tablo4.A1" office:value-type="string">
            <text:p text:style-name="P18">Primary Actor(s):</text:p>
          </table:table-cell>
          <table:table-cell table:style-name="Tablo4.A1" table:number-columns-spanned="2" office:value-type="string">
            <text:p text:style-name="P20">Admin</text:p>
          </table:table-cell>
          <table:covered-table-cell/>
        </table:table-row>
        <table:table-row>
          <table:table-cell table:style-name="Tablo4.A1" office:value-type="string">
            <text:p text:style-name="P18">Participating Actor(s):</text:p>
          </table:table-cell>
          <table:table-cell table:style-name="Tablo4.A1" table:number-columns-spanned="2" office:value-type="string">
            <text:p text:style-name="P20">None</text:p>
          </table:table-cell>
          <table:covered-table-cell/>
        </table:table-row>
        <table:table-row>
          <table:table-cell table:style-name="Tablo4.A1" office:value-type="string">
            <text:p text:style-name="P18">Description:</text:p>
          </table:table-cell>
          <table:table-cell table:style-name="Tablo4.A1" table:number-columns-spanned="2" office:value-type="string">
            <text:p text:style-name="P20">This use case will provide to monitor all entrance attempt of a door.</text:p>
          </table:table-cell>
          <table:covered-table-cell/>
        </table:table-row>
        <table:table-row>
          <table:table-cell table:style-name="Tablo4.A1" office:value-type="string">
            <text:p text:style-name="P18">Precondition:</text:p>
          </table:table-cell>
          <table:table-cell table:style-name="Tablo4.A1" table:number-columns-spanned="2" office:value-type="string">
            <text:p text:style-name="P20">User must login SELS as admin on touch panel.</text:p>
            <text:p text:style-name="Table_20_Contents"/>
          </table:table-cell>
          <table:covered-table-cell/>
        </table:table-row>
        <table:table-row>
          <table:table-cell table:style-name="Tablo4.A1" office:value-type="string">
            <text:p text:style-name="P18">Trigger:</text:p>
          </table:table-cell>
          <table:table-cell table:style-name="Tablo4.A1" table:number-columns-spanned="2" office:value-type="string">
            <text:p text:style-name="P20">This use case is initiated by clicking the Logs area under admin menu on touch panel.</text:p>
          </table:table-cell>
          <table:covered-table-cell/>
        </table:table-row>
        <table:table-row>
          <table:table-cell table:style-name="Tablo4.A1" table:number-rows-spanned="2" office:value-type="string">
            <text:p text:style-name="P18">Main Scenario:</text:p>
          </table:table-cell>
          <table:table-cell table:style-name="Tablo4.A1" office:value-type="string">
            <text:p text:style-name="P19">Actor Action</text:p>
          </table:table-cell>
          <table:table-cell table:style-name="Tablo4.A1" office:value-type="string">
            <text:p text:style-name="P19">System Response</text:p>
          </table:table-cell>
        </table:table-row>
        <table:table-row>
          <table:covered-table-cell/>
          <table:table-cell table:style-name="Tablo4.A1" office:value-type="string">
            <text:p text:style-name="P15"><text:span text:style-name="T2">Step 1:</text:span><text:span text:style-name="T4"> </text:span><text:span text:style-name="T1">Admin clicks on admin menu and log in with right credentials. </text:span></text:p>
            <text:p text:style-name="Table_20_Contents"/>
          </table:table-cell>
          <table:table-cell table:style-name="Tablo4.A1" office:value-type="string">
            <text:p text:style-name="P14"><text:span text:style-name="T2">Step 2:</text:span><text:span text:style-name="T4"> </text:span><text:span text:style-name="T1">All succesful and unsuccesful attempts displays by system. If there is a violation(failed attempt by intruder) give details with date and photo of intruder under details of visitor. If attempt succesful only entrance date and username will be displayed.</text:span><text:span text:style-name="T4"> </text:span></text:p>
          </table:table-cell>
        </table:table-row>
        <table:table-row>
          <table:table-cell table:style-name="Tablo4.A1" office:value-type="string">
            <text:p text:style-name="P18">Alternate Scenarios:</text:p>
          </table:table-cell>
          <table:table-cell table:style-name="Tablo4.A1" office:value-type="string">
            <text:p text:style-name="P10">None</text:p>
          </table:table-cell>
          <table:table-cell table:style-name="Tablo4.A1" office:value-type="string">
            <text:p text:style-name="P16"/>
          </table:table-cell>
        </table:table-row>
        <table:table-row>
          <table:table-cell table:style-name="Tablo4.A1" office:value-type="string">
            <text:p text:style-name="P18">Exceptions:</text:p>
          </table:table-cell>
          <table:table-cell table:style-name="Tablo4.A1" table:number-columns-spanned="2" office:value-type="string">
            <text:p text:style-name="P10">None</text:p>
          </table:table-cell>
          <table:covered-table-cell/>
        </table:table-row>
        <table:table-row>
          <table:table-cell table:style-name="Tablo4.A1" office:value-type="string">
            <text:p text:style-name="P18">Conclusion:</text:p>
          </table:table-cell>
          <table:table-cell table:style-name="Tablo4.A1" table:number-columns-spanned="2" office:value-type="string">
            <text:p text:style-name="P10">Admin see all entrance informations.</text:p>
          </table:table-cell>
          <table:covered-table-cell/>
        </table:table-row>
      </table:table>
      <text:p text:style-name="P1"><text:line-break/><text:line-break/></text:p>
      <table:table table:name="Tablo5" table:style-name="Tablo5">
        <table:table-column table:style-name="Tablo5.A"/>
        <table:table-column table:style-name="Tablo5.B"/>
        <table:table-column table:style-name="Tablo5.C"/>
        <table:table-row>
          <table:table-cell table:style-name="Tablo5.A1" table:number-columns-spanned="3" office:value-type="string">
            <text:p text:style-name="P17">SYSTEM ANALYSIS USE CASE</text:p>
          </table:table-cell>
          <table:covered-table-cell/>
          <table:covered-table-cell/>
        </table:table-row>
        <table:table-row>
          <table:table-cell table:style-name="Tablo5.A1" office:value-type="string">
            <text:p text:style-name="P18">Use Case Name:</text:p>
          </table:table-cell>
          <table:table-cell table:style-name="Tablo5.A1" table:number-columns-spanned="2" office:value-type="string">
            <text:p text:style-name="P20">Face Verification</text:p>
          </table:table-cell>
          <table:covered-table-cell/>
        </table:table-row>
        <table:table-row>
          <table:table-cell table:style-name="Tablo5.A1" office:value-type="string">
            <text:p text:style-name="P18">Use Case ID:</text:p>
          </table:table-cell>
          <table:table-cell table:style-name="Tablo5.A1" table:number-columns-spanned="2" office:value-type="string">
            <text:p text:style-name="P20">SELS-005</text:p>
          </table:table-cell>
          <table:covered-table-cell/>
        </table:table-row>
        <text:soft-page-break/>
        <table:table-row>
          <table:table-cell table:style-name="Tablo5.A1" office:value-type="string">
            <text:p text:style-name="P18">Use Case Type:</text:p>
          </table:table-cell>
          <table:table-cell table:style-name="Tablo5.A1" table:number-columns-spanned="2" office:value-type="string">
            <text:p text:style-name="P20">System Analysis</text:p>
          </table:table-cell>
          <table:covered-table-cell/>
        </table:table-row>
        <table:table-row>
          <table:table-cell table:style-name="Tablo5.A1" office:value-type="string">
            <text:p text:style-name="P18">Version Number:</text:p>
          </table:table-cell>
          <table:table-cell table:style-name="Tablo5.A1" table:number-columns-spanned="2" office:value-type="string">
            <text:p text:style-name="P20">1.0</text:p>
          </table:table-cell>
          <table:covered-table-cell/>
        </table:table-row>
        <table:table-row>
          <table:table-cell table:style-name="Tablo5.A1" office:value-type="string">
            <text:p text:style-name="P18">Included Use Case(s)</text:p>
          </table:table-cell>
          <table:table-cell table:style-name="Tablo5.A1" table:number-columns-spanned="2" office:value-type="string">
            <text:p text:style-name="P20">Read Image, Match Image</text:p>
          </table:table-cell>
          <table:covered-table-cell/>
        </table:table-row>
        <table:table-row>
          <table:table-cell table:style-name="Tablo5.A1" office:value-type="string">
            <text:p text:style-name="P18">Extending Use Case(s)</text:p>
          </table:table-cell>
          <table:table-cell table:style-name="Tablo5.A1" table:number-columns-spanned="2" office:value-type="string">
            <text:p text:style-name="P20">None</text:p>
          </table:table-cell>
          <table:covered-table-cell/>
        </table:table-row>
        <table:table-row>
          <table:table-cell table:style-name="Tablo5.A1" office:value-type="string">
            <text:p text:style-name="P18">Primary Actor(s):</text:p>
          </table:table-cell>
          <table:table-cell table:style-name="Tablo5.A1" table:number-columns-spanned="2" office:value-type="string">
            <text:p text:style-name="P20">User</text:p>
          </table:table-cell>
          <table:covered-table-cell/>
        </table:table-row>
        <table:table-row>
          <table:table-cell table:style-name="Tablo5.A1" office:value-type="string">
            <text:p text:style-name="P18">Participating Actor(s):</text:p>
          </table:table-cell>
          <table:table-cell table:style-name="Tablo5.A1" table:number-columns-spanned="2" office:value-type="string">
            <text:p text:style-name="P20">None</text:p>
          </table:table-cell>
          <table:covered-table-cell/>
        </table:table-row>
        <table:table-row>
          <table:table-cell table:style-name="Tablo5.A1" office:value-type="string">
            <text:p text:style-name="P18">Description:</text:p>
          </table:table-cell>
          <table:table-cell table:style-name="Tablo5.A1" table:number-columns-spanned="2" office:value-type="string">
            <text:p text:style-name="P20">This use case will provide to comparison of allowed users and person who attempt to enter with face recognition system</text:p>
          </table:table-cell>
          <table:covered-table-cell/>
        </table:table-row>
        <table:table-row>
          <table:table-cell table:style-name="Tablo5.A1" office:value-type="string">
            <text:p text:style-name="P18">Precondition:</text:p>
          </table:table-cell>
          <table:table-cell table:style-name="Tablo5.A1" table:number-columns-spanned="2" office:value-type="string">
            <text:p text:style-name="P20">Visitor should’ve take appropriate position on front of camera.</text:p>
          </table:table-cell>
          <table:covered-table-cell/>
        </table:table-row>
        <table:table-row>
          <table:table-cell table:style-name="Tablo5.A1" office:value-type="string">
            <text:p text:style-name="P18">Trigger:</text:p>
          </table:table-cell>
          <table:table-cell table:style-name="Tablo5.A1" table:number-columns-spanned="2" office:value-type="string">
            <text:p text:style-name="P20">This use case is initiated by clicking the “face recognition” entrance.</text:p>
          </table:table-cell>
          <table:covered-table-cell/>
        </table:table-row>
        <table:table-row>
          <table:table-cell table:style-name="Tablo5.A1" table:number-rows-spanned="2" office:value-type="string">
            <text:p text:style-name="P18">Main Scenario:</text:p>
          </table:table-cell>
          <table:table-cell table:style-name="Tablo5.A1" office:value-type="string">
            <text:p text:style-name="P19">Actor Action</text:p>
          </table:table-cell>
          <table:table-cell table:style-name="Tablo5.A1" office:value-type="string">
            <text:p text:style-name="P19">System Response</text:p>
          </table:table-cell>
        </table:table-row>
        <table:table-row>
          <table:covered-table-cell/>
          <table:table-cell table:style-name="Tablo5.A1" office:value-type="string">
            <text:p text:style-name="P14"><text:span text:style-name="T5">Step 1:</text:span><text:span text:style-name="T4"> </text:span><text:span text:style-name="T6">User clicks on face recognition option on touch panel.</text:span></text:p>
            <text:p text:style-name="P8"/>
            <text:p text:style-name="P22"><text:span text:style-name="T5">Step 3:</text:span><text:span text:style-name="T4"> </text:span><text:span text:style-name="T6">User shows his face for entrance</text:span></text:p>
          </table:table-cell>
          <table:table-cell table:style-name="Tablo5.A1" office:value-type="string">
            <text:p text:style-name="P15"><text:span text:style-name="T5">Step 2:</text:span><text:span text:style-name="T4"> </text:span><text:span text:style-name="T6">System responds to display a message about take a right position on front of cam.</text:span></text:p>
            <text:p text:style-name="P8"/>
            <text:p text:style-name="P15"><text:span text:style-name="T5">Step 4:</text:span><text:span text:style-name="T4"> </text:span><text:span text:style-name="T6">If user registered under device memory, system allow access. Otherwise deny and take a photo to store in logs.</text:span></text:p>
            <text:p text:style-name="P7"/>
          </table:table-cell>
        </table:table-row>
        <table:table-row>
          <table:table-cell table:style-name="Tablo5.A1" office:value-type="string">
            <text:p text:style-name="P18">Alternate Scenarios:</text:p>
          </table:table-cell>
          <table:table-cell table:style-name="Tablo5.A1" office:value-type="string">
            <text:p text:style-name="P10">None</text:p>
          </table:table-cell>
          <table:table-cell table:style-name="Tablo5.A1" office:value-type="string">
            <text:p text:style-name="P16"/>
          </table:table-cell>
        </table:table-row>
        <table:table-row>
          <table:table-cell table:style-name="Tablo5.A1" office:value-type="string">
            <text:p text:style-name="P18">Exceptions:</text:p>
          </table:table-cell>
          <table:table-cell table:style-name="Tablo5.A1" table:number-columns-spanned="2" office:value-type="string">
            <text:p text:style-name="P10">None</text:p>
          </table:table-cell>
          <table:covered-table-cell/>
        </table:table-row>
        <table:table-row>
          <table:table-cell table:style-name="Tablo5.A1" office:value-type="string">
            <text:p text:style-name="P18">Conclusion:</text:p>
          </table:table-cell>
          <table:table-cell table:style-name="Tablo5.A1" table:number-columns-spanned="2" office:value-type="string">
            <text:p text:style-name="P10">User enter the site with using face recognition.</text:p>
          </table:table-cell>
          <table:covered-table-cell/>
        </table:table-row>
      </table:table>
      <text:p text:style-name="P1"><text:line-break/><text:line-break/></text:p>
      <table:table table:name="Tablo6" table:style-name="Tablo6">
        <table:table-column table:style-name="Tablo6.A"/>
        <table:table-column table:style-name="Tablo6.B"/>
        <table:table-column table:style-name="Tablo6.C"/>
        <table:table-row>
          <table:table-cell table:style-name="Tablo6.A1" table:number-columns-spanned="3" office:value-type="string">
            <text:p text:style-name="P17">SYSTEM ANALYSIS USE CASE</text:p>
          </table:table-cell>
          <table:covered-table-cell/>
          <table:covered-table-cell/>
        </table:table-row>
        <table:table-row>
          <table:table-cell table:style-name="Tablo6.A1" office:value-type="string">
            <text:p text:style-name="P18">Use Case Name:</text:p>
          </table:table-cell>
          <table:table-cell table:style-name="Tablo6.A1" table:number-columns-spanned="2" office:value-type="string">
            <text:p text:style-name="P20">Fingerprint Verification</text:p>
          </table:table-cell>
          <table:covered-table-cell/>
        </table:table-row>
        <table:table-row>
          <table:table-cell table:style-name="Tablo6.A1" office:value-type="string">
            <text:p text:style-name="P18">Use Case ID:</text:p>
          </table:table-cell>
          <table:table-cell table:style-name="Tablo6.A1" table:number-columns-spanned="2" office:value-type="string">
            <text:p text:style-name="P20">SELS-006</text:p>
          </table:table-cell>
          <table:covered-table-cell/>
        </table:table-row>
        <text:soft-page-break/>
        <table:table-row>
          <table:table-cell table:style-name="Tablo6.A1" office:value-type="string">
            <text:p text:style-name="P18">Use Case Type:</text:p>
          </table:table-cell>
          <table:table-cell table:style-name="Tablo6.A1" table:number-columns-spanned="2" office:value-type="string">
            <text:p text:style-name="P20">System Analysis</text:p>
          </table:table-cell>
          <table:covered-table-cell/>
        </table:table-row>
        <table:table-row>
          <table:table-cell table:style-name="Tablo6.A1" office:value-type="string">
            <text:p text:style-name="P18">Version Number:</text:p>
          </table:table-cell>
          <table:table-cell table:style-name="Tablo6.A1" table:number-columns-spanned="2" office:value-type="string">
            <text:p text:style-name="P20">1.0</text:p>
          </table:table-cell>
          <table:covered-table-cell/>
        </table:table-row>
        <table:table-row>
          <table:table-cell table:style-name="Tablo6.A1" office:value-type="string">
            <text:p text:style-name="P18">Included Use Case(s)</text:p>
          </table:table-cell>
          <table:table-cell table:style-name="Tablo6.A1" table:number-columns-spanned="2" office:value-type="string">
            <text:p text:style-name="P20">Read Image, Match Image</text:p>
          </table:table-cell>
          <table:covered-table-cell/>
        </table:table-row>
        <table:table-row>
          <table:table-cell table:style-name="Tablo6.A1" office:value-type="string">
            <text:p text:style-name="P18">Extending Use Case(s)</text:p>
          </table:table-cell>
          <table:table-cell table:style-name="Tablo6.A1" table:number-columns-spanned="2" office:value-type="string">
            <text:p text:style-name="P20">None</text:p>
          </table:table-cell>
          <table:covered-table-cell/>
        </table:table-row>
        <table:table-row>
          <table:table-cell table:style-name="Tablo6.A1" office:value-type="string">
            <text:p text:style-name="P18">Primary Actor(s):</text:p>
          </table:table-cell>
          <table:table-cell table:style-name="Tablo6.A1" table:number-columns-spanned="2" office:value-type="string">
            <text:p text:style-name="P20">User</text:p>
          </table:table-cell>
          <table:covered-table-cell/>
        </table:table-row>
        <table:table-row>
          <table:table-cell table:style-name="Tablo6.A1" office:value-type="string">
            <text:p text:style-name="P18">Participating Actor(s):</text:p>
          </table:table-cell>
          <table:table-cell table:style-name="Tablo6.A1" table:number-columns-spanned="2" office:value-type="string">
            <text:p text:style-name="P20">None</text:p>
          </table:table-cell>
          <table:covered-table-cell/>
        </table:table-row>
        <table:table-row>
          <table:table-cell table:style-name="Tablo6.A1" office:value-type="string">
            <text:p text:style-name="P18">Description:</text:p>
          </table:table-cell>
          <table:table-cell table:style-name="Tablo6.A1" table:number-columns-spanned="2" office:value-type="string">
            <text:p text:style-name="P20">This use case will provide to comparison of allowed users and person who attempt to enter with using fingerprint sensor</text:p>
          </table:table-cell>
          <table:covered-table-cell/>
        </table:table-row>
        <table:table-row>
          <table:table-cell table:style-name="Tablo6.A1" office:value-type="string">
            <text:p text:style-name="P18">Precondition:</text:p>
          </table:table-cell>
          <table:table-cell table:style-name="Tablo6.A1" table:number-columns-spanned="2" office:value-type="string">
            <text:p text:style-name="P20">User have to select fingerprint option from touch panel.</text:p>
            <text:p text:style-name="Table_20_Contents"/>
          </table:table-cell>
          <table:covered-table-cell/>
        </table:table-row>
        <table:table-row>
          <table:table-cell table:style-name="Tablo6.A1" office:value-type="string">
            <text:p text:style-name="P18">Trigger:</text:p>
          </table:table-cell>
          <table:table-cell table:style-name="Tablo6.A1" table:number-columns-spanned="2" office:value-type="string">
            <text:p text:style-name="P20">This use case is initiated by clicking the fingerprint entrance option on touch panel.</text:p>
          </table:table-cell>
          <table:covered-table-cell/>
        </table:table-row>
        <table:table-row>
          <table:table-cell table:style-name="Tablo6.A1" table:number-rows-spanned="2" office:value-type="string">
            <text:p text:style-name="P18">Main Scenario:</text:p>
          </table:table-cell>
          <table:table-cell table:style-name="Tablo6.A1" office:value-type="string">
            <text:p text:style-name="P19">Actor Action</text:p>
          </table:table-cell>
          <table:table-cell table:style-name="Tablo6.A1" office:value-type="string">
            <text:p text:style-name="P19">System Response</text:p>
          </table:table-cell>
        </table:table-row>
        <table:table-row>
          <table:covered-table-cell/>
          <table:table-cell table:style-name="Tablo6.A1" office:value-type="string">
            <text:p text:style-name="P14"><text:span text:style-name="T5">Step 1:</text:span><text:span text:style-name="T4"> </text:span><text:span text:style-name="T6">User clicks fingerprint option on touch panel.</text:span></text:p>
            <text:p text:style-name="P8"/>
            <text:p text:style-name="P22"><text:span text:style-name="T5">Step 3:</text:span><text:span text:style-name="T4"> </text:span><text:span text:style-name="T6">User put his finger on      sensor for verification</text:span></text:p>
          </table:table-cell>
          <table:table-cell table:style-name="Tablo6.A1" office:value-type="string">
            <text:p text:style-name="P15"><text:span text:style-name="T5">Step 2:</text:span><text:span text:style-name="T4"> </text:span><text:span text:style-name="T6">System responds to display a message about putting finger on sensor.</text:span></text:p>
            <text:p text:style-name="P8"/>
            <text:p text:style-name="P15"><text:span text:style-name="T5">Step 4:</text:span><text:span text:style-name="T4"> </text:span><text:span text:style-name="T6">If user registered under device memory, system allow access. Otherwise deny and take a photo to store in logs.</text:span></text:p>
            <text:p text:style-name="P7"/>
          </table:table-cell>
        </table:table-row>
        <table:table-row>
          <table:table-cell table:style-name="Tablo6.A1" office:value-type="string">
            <text:p text:style-name="P18">Alternate Scenarios:</text:p>
          </table:table-cell>
          <table:table-cell table:style-name="Tablo6.A1" office:value-type="string">
            <text:p text:style-name="P10">None</text:p>
          </table:table-cell>
          <table:table-cell table:style-name="Tablo6.A1" office:value-type="string">
            <text:p text:style-name="P16"/>
          </table:table-cell>
        </table:table-row>
        <table:table-row>
          <table:table-cell table:style-name="Tablo6.A1" office:value-type="string">
            <text:p text:style-name="P18">Exceptions:</text:p>
          </table:table-cell>
          <table:table-cell table:style-name="Tablo6.A1" table:number-columns-spanned="2" office:value-type="string">
            <text:p text:style-name="Table_20_Contents"/>
          </table:table-cell>
          <table:covered-table-cell/>
        </table:table-row>
        <table:table-row>
          <table:table-cell table:style-name="Tablo6.A1" office:value-type="string">
            <text:p text:style-name="P18">Conclusion:</text:p>
          </table:table-cell>
          <table:table-cell table:style-name="Tablo6.A1" table:number-columns-spanned="2" office:value-type="string">
            <text:p text:style-name="P10">User enter the site with using fingerprint.</text:p>
          </table:table-cell>
          <table:covered-table-cell/>
        </table:table-row>
      </table:table>
      <text:p text:style-name="P2"/>
      <table:table table:name="Tablo7" table:style-name="Tablo7">
        <table:table-column table:style-name="Tablo7.A"/>
        <table:table-column table:style-name="Tablo7.B"/>
        <table:table-column table:style-name="Tablo7.C"/>
        <table:table-row>
          <table:table-cell table:style-name="Tablo7.A1" table:number-columns-spanned="3" office:value-type="string">
            <text:p text:style-name="P17">SYSTEM ANALYSIS USE CASE</text:p>
          </table:table-cell>
          <table:covered-table-cell/>
          <table:covered-table-cell/>
        </table:table-row>
        <table:table-row>
          <table:table-cell table:style-name="Tablo7.A1" office:value-type="string">
            <text:p text:style-name="P18">Use Case Name:</text:p>
          </table:table-cell>
          <table:table-cell table:style-name="Tablo7.A1" table:number-columns-spanned="2" office:value-type="string">
            <text:p text:style-name="P20">GSM Verification</text:p>
          </table:table-cell>
          <table:covered-table-cell/>
        </table:table-row>
        <table:table-row>
          <table:table-cell table:style-name="Tablo7.A1" office:value-type="string">
            <text:p text:style-name="P18">Use Case ID:</text:p>
          </table:table-cell>
          <table:table-cell table:style-name="Tablo7.A1" table:number-columns-spanned="2" office:value-type="string">
            <text:p text:style-name="P20">SELS-007</text:p>
          </table:table-cell>
          <table:covered-table-cell/>
        </table:table-row>
        <table:table-row>
          <table:table-cell table:style-name="Tablo7.A1" office:value-type="string">
            <text:p text:style-name="P18">Use Case Type:</text:p>
          </table:table-cell>
          <table:table-cell table:style-name="Tablo7.A1" table:number-columns-spanned="2" office:value-type="string">
            <text:p text:style-name="P20">System Analysis</text:p>
          </table:table-cell>
          <table:covered-table-cell/>
        </table:table-row>
        <text:soft-page-break/>
        <table:table-row>
          <table:table-cell table:style-name="Tablo7.A1" office:value-type="string">
            <text:p text:style-name="P18">Version Number:</text:p>
          </table:table-cell>
          <table:table-cell table:style-name="Tablo7.A1" table:number-columns-spanned="2" office:value-type="string">
            <text:p text:style-name="P20">1.0</text:p>
          </table:table-cell>
          <table:covered-table-cell/>
        </table:table-row>
        <table:table-row>
          <table:table-cell table:style-name="Tablo7.A1" office:value-type="string">
            <text:p text:style-name="P18">Included Use Case(s)</text:p>
          </table:table-cell>
          <table:table-cell table:style-name="Tablo7.A1" table:number-columns-spanned="2" office:value-type="string">
            <text:p text:style-name="P20">Match GSM Number</text:p>
          </table:table-cell>
          <table:covered-table-cell/>
        </table:table-row>
        <table:table-row>
          <table:table-cell table:style-name="Tablo7.A1" office:value-type="string">
            <text:p text:style-name="P18">Extending Use Case(s)</text:p>
          </table:table-cell>
          <table:table-cell table:style-name="Tablo7.A1" table:number-columns-spanned="2" office:value-type="string">
            <text:p text:style-name="P20">None</text:p>
          </table:table-cell>
          <table:covered-table-cell/>
        </table:table-row>
        <table:table-row>
          <table:table-cell table:style-name="Tablo7.A1" office:value-type="string">
            <text:p text:style-name="P18">Primary Actor(s):</text:p>
          </table:table-cell>
          <table:table-cell table:style-name="Tablo7.A1" table:number-columns-spanned="2" office:value-type="string">
            <text:p text:style-name="P20">User</text:p>
          </table:table-cell>
          <table:covered-table-cell/>
        </table:table-row>
        <table:table-row>
          <table:table-cell table:style-name="Tablo7.A1" office:value-type="string">
            <text:p text:style-name="P18">Participating Actor(s):</text:p>
          </table:table-cell>
          <table:table-cell table:style-name="Tablo7.A1" table:number-columns-spanned="2" office:value-type="string">
            <text:p text:style-name="P20">None</text:p>
          </table:table-cell>
          <table:covered-table-cell/>
        </table:table-row>
        <table:table-row>
          <table:table-cell table:style-name="Tablo7.A1" office:value-type="string">
            <text:p text:style-name="P18">Description:</text:p>
          </table:table-cell>
          <table:table-cell table:style-name="Tablo7.A1" table:number-columns-spanned="2" office:value-type="string">
            <text:p text:style-name="P20">This use case will provide to comparison of allowed users and person who attempt to enter with using gsm option</text:p>
          </table:table-cell>
          <table:covered-table-cell/>
        </table:table-row>
        <table:table-row>
          <table:table-cell table:style-name="Tablo7.A1" office:value-type="string">
            <text:p text:style-name="P18">Precondition:</text:p>
          </table:table-cell>
          <table:table-cell table:style-name="Tablo7.A1" table:number-columns-spanned="2" office:value-type="string">
            <text:p text:style-name="P20">User have to call gsm number which is work under device to allow access.</text:p>
            <text:p text:style-name="Table_20_Contents"/>
          </table:table-cell>
          <table:covered-table-cell/>
        </table:table-row>
        <table:table-row>
          <table:table-cell table:style-name="Tablo7.A1" office:value-type="string">
            <text:p text:style-name="P18">Trigger:</text:p>
          </table:table-cell>
          <table:table-cell table:style-name="Tablo7.A1" table:number-columns-spanned="2" office:value-type="string">
            <text:p text:style-name="P20">This use case is initiated by calling gsm number of device.</text:p>
          </table:table-cell>
          <table:covered-table-cell/>
        </table:table-row>
        <table:table-row>
          <table:table-cell table:style-name="Tablo7.A1" table:number-rows-spanned="2" office:value-type="string">
            <text:p text:style-name="P18">Main Scenario:</text:p>
          </table:table-cell>
          <table:table-cell table:style-name="Tablo7.A1" office:value-type="string">
            <text:p text:style-name="P19">Actor Action</text:p>
          </table:table-cell>
          <table:table-cell table:style-name="Tablo7.A1" office:value-type="string">
            <text:p text:style-name="P19">System Response</text:p>
          </table:table-cell>
        </table:table-row>
        <table:table-row>
          <table:covered-table-cell/>
          <table:table-cell table:style-name="Tablo7.A1" office:value-type="string">
            <text:p text:style-name="P14"><text:span text:style-name="T5">Step 1:</text:span><text:span text:style-name="T4"> </text:span><text:span text:style-name="T6">User calls gsm number of device with the own gsm number which is registered under device.</text:span></text:p>
            <text:p text:style-name="P7"/>
          </table:table-cell>
          <table:table-cell table:style-name="Tablo7.A1" office:value-type="string">
            <text:p text:style-name="P23"><text:span text:style-name="T5">Step 2:</text:span><text:span text:style-name="T4"> </text:span><text:span text:style-name="T6">If user registered under device memory, system allow access. Otherwise deny and record the number of line which called it and save under logs.</text:span></text:p>
            <text:p text:style-name="P7"/>
          </table:table-cell>
        </table:table-row>
        <table:table-row>
          <table:table-cell table:style-name="Tablo7.A1" office:value-type="string">
            <text:p text:style-name="P18">Alternate Scenarios:</text:p>
          </table:table-cell>
          <table:table-cell table:style-name="Tablo7.A1" office:value-type="string">
            <text:p text:style-name="P10">Using sms instead of calling</text:p>
          </table:table-cell>
          <table:table-cell table:style-name="Tablo7.A1" office:value-type="string">
            <text:p text:style-name="P10">Verification code.</text:p>
          </table:table-cell>
        </table:table-row>
        <table:table-row>
          <table:table-cell table:style-name="Tablo7.A1" office:value-type="string">
            <text:p text:style-name="P18">Exceptions:</text:p>
          </table:table-cell>
          <table:table-cell table:style-name="Tablo7.A1" table:number-columns-spanned="2" office:value-type="string">
            <text:p text:style-name="Table_20_Contents"/>
          </table:table-cell>
          <table:covered-table-cell/>
        </table:table-row>
        <table:table-row>
          <table:table-cell table:style-name="Tablo7.A1" office:value-type="string">
            <text:p text:style-name="P18">Conclusion:</text:p>
          </table:table-cell>
          <table:table-cell table:style-name="Tablo7.A1" table:number-columns-spanned="2" office:value-type="string">
            <text:p text:style-name="P10">User or another person enter the site with using gsm of authorized user.</text:p>
          </table:table-cell>
          <table:covered-table-cell/>
        </table:table-row>
      </table:table>
      <text:p text:style-name="P2"/>
      <table:table table:name="Tablo8" table:style-name="Tablo8">
        <table:table-column table:style-name="Tablo8.A"/>
        <table:table-column table:style-name="Tablo8.B"/>
        <table:table-column table:style-name="Tablo8.C"/>
        <table:table-row>
          <table:table-cell table:style-name="Tablo8.A1" table:number-columns-spanned="3" office:value-type="string">
            <text:p text:style-name="P17">SYSTEM ANALYSIS USE CASE</text:p>
          </table:table-cell>
          <table:covered-table-cell/>
          <table:covered-table-cell/>
        </table:table-row>
        <table:table-row>
          <table:table-cell table:style-name="Tablo8.A1" office:value-type="string">
            <text:p text:style-name="P18">Use Case Name:</text:p>
          </table:table-cell>
          <table:table-cell table:style-name="Tablo8.A1" table:number-columns-spanned="2" office:value-type="string">
            <text:p text:style-name="P20">Read Image</text:p>
          </table:table-cell>
          <table:covered-table-cell/>
        </table:table-row>
        <table:table-row>
          <table:table-cell table:style-name="Tablo8.A1" office:value-type="string">
            <text:p text:style-name="P18">Use Case ID:</text:p>
          </table:table-cell>
          <table:table-cell table:style-name="Tablo8.A1" table:number-columns-spanned="2" office:value-type="string">
            <text:p text:style-name="P20">SELS-008</text:p>
          </table:table-cell>
          <table:covered-table-cell/>
        </table:table-row>
        <table:table-row>
          <table:table-cell table:style-name="Tablo8.A1" office:value-type="string">
            <text:p text:style-name="P18">Use Case Type:</text:p>
          </table:table-cell>
          <table:table-cell table:style-name="Tablo8.A1" table:number-columns-spanned="2" office:value-type="string">
            <text:p text:style-name="P20">System Analysis</text:p>
          </table:table-cell>
          <table:covered-table-cell/>
        </table:table-row>
        <table:table-row>
          <table:table-cell table:style-name="Tablo8.A1" office:value-type="string">
            <text:p text:style-name="P18">Version Number:</text:p>
          </table:table-cell>
          <table:table-cell table:style-name="Tablo8.A1" table:number-columns-spanned="2" office:value-type="string">
            <text:p text:style-name="P20">1.0</text:p>
          </table:table-cell>
          <table:covered-table-cell/>
        </table:table-row>
        <table:table-row>
          <table:table-cell table:style-name="Tablo8.A1" office:value-type="string">
            <text:p text:style-name="P18">Included Use Case(s)</text:p>
          </table:table-cell>
          <table:table-cell table:style-name="Tablo8.A1" table:number-columns-spanned="2" office:value-type="string">
            <text:p text:style-name="P20">None</text:p>
          </table:table-cell>
          <table:covered-table-cell/>
        </table:table-row>
        <table:table-row>
          <table:table-cell table:style-name="Tablo8.A1" office:value-type="string">
            <text:p text:style-name="P18">Extending Use Case(s)</text:p>
          </table:table-cell>
          <table:table-cell table:style-name="Tablo8.A1" table:number-columns-spanned="2" office:value-type="string">
            <text:p text:style-name="P20">None</text:p>
          </table:table-cell>
          <table:covered-table-cell/>
        </table:table-row>
        <table:table-row>
          <table:table-cell table:style-name="Tablo8.A1" office:value-type="string">
            <text:p text:style-name="P18">Primary Actor(s):</text:p>
          </table:table-cell>
          <table:table-cell table:style-name="Tablo8.A1" table:number-columns-spanned="2" office:value-type="string">
            <text:p text:style-name="P20">None (or System itself)</text:p>
          </table:table-cell>
          <table:covered-table-cell/>
        </table:table-row>
        <text:soft-page-break/>
        <table:table-row>
          <table:table-cell table:style-name="Tablo8.A1" office:value-type="string">
            <text:p text:style-name="P18">Participating Actor(s):</text:p>
          </table:table-cell>
          <table:table-cell table:style-name="Tablo8.A1" table:number-columns-spanned="2" office:value-type="string">
            <text:p text:style-name="P20">None</text:p>
          </table:table-cell>
          <table:covered-table-cell/>
        </table:table-row>
        <table:table-row>
          <table:table-cell table:style-name="Tablo8.A1" office:value-type="string">
            <text:p text:style-name="P18">Description:</text:p>
          </table:table-cell>
          <table:table-cell table:style-name="Tablo8.A1" table:number-columns-spanned="2" office:value-type="string">
            <text:p text:style-name="P20">This use case is a part of to authorization methods and access decision and provide process of these as a technologic feature.</text:p>
          </table:table-cell>
          <table:covered-table-cell/>
        </table:table-row>
        <table:table-row>
          <table:table-cell table:style-name="Tablo8.A1" office:value-type="string">
            <text:p text:style-name="P18">Precondition:</text:p>
          </table:table-cell>
          <table:table-cell table:style-name="Tablo8.A1" table:number-columns-spanned="2" office:value-type="string">
            <text:p text:style-name="P20">Fingerprint or Face Recognition use cases has to start.</text:p>
          </table:table-cell>
          <table:covered-table-cell/>
        </table:table-row>
        <table:table-row>
          <table:table-cell table:style-name="Tablo8.A1" office:value-type="string">
            <text:p text:style-name="P18">Trigger:</text:p>
          </table:table-cell>
          <table:table-cell table:style-name="Tablo8.A1" table:number-columns-spanned="2" office:value-type="string">
            <text:p text:style-name="P20">This use case is initiated by start of a Fingerprint or Face Recognition use cases.</text:p>
          </table:table-cell>
          <table:covered-table-cell/>
        </table:table-row>
        <table:table-row>
          <table:table-cell table:style-name="Tablo8.A1" table:number-rows-spanned="2" office:value-type="string">
            <text:p text:style-name="P18">Main Scenario:</text:p>
          </table:table-cell>
          <table:table-cell table:style-name="Tablo8.A1" office:value-type="string">
            <text:p text:style-name="P19">Fingerprint Scenario</text:p>
          </table:table-cell>
          <table:table-cell table:style-name="Tablo8.A1" office:value-type="string">
            <text:p text:style-name="P19">Face Recognition Scenario</text:p>
          </table:table-cell>
        </table:table-row>
        <table:table-row>
          <table:covered-table-cell/>
          <table:table-cell table:style-name="Tablo8.A1" office:value-type="string">
            <text:p text:style-name="P21">When fingerprint option has selected, device will start fingerprint read process from sensor device will save data temporarily.(if attempt succesful otherwise it will take a photo and store)</text:p>
          </table:table-cell>
          <table:table-cell table:style-name="Tablo8.A1" office:value-type="string">
            <text:p text:style-name="P25">When face recognition option has selected, device will start face read process with using camera will save data temporarily.</text:p>
          </table:table-cell>
        </table:table-row>
        <table:table-row>
          <table:table-cell table:style-name="Tablo8.A1" office:value-type="string">
            <text:p text:style-name="P18">Alternate Scenarios:</text:p>
          </table:table-cell>
          <table:table-cell table:style-name="Tablo8.A1" office:value-type="string">
            <text:p text:style-name="P10">None</text:p>
          </table:table-cell>
          <table:table-cell table:style-name="Tablo8.A1" office:value-type="string">
            <text:p text:style-name="P16"/>
          </table:table-cell>
        </table:table-row>
        <table:table-row>
          <table:table-cell table:style-name="Tablo8.A1" office:value-type="string">
            <text:p text:style-name="P18">Conclusion:</text:p>
          </table:table-cell>
          <table:table-cell table:style-name="Tablo8.A1" table:number-columns-spanned="2" office:value-type="string">
            <text:p text:style-name="P10">Taking images for access and triggers match algorithms.</text:p>
          </table:table-cell>
          <table:covered-table-cell/>
        </table:table-row>
      </table:table>
      <text:p text:style-name="P1"><text:line-break/><text:line-break/><text:line-break/><text:line-break/><text:line-break/><text:line-break/><text:line-break/></text:p>
      <table:table table:name="Tablo9" table:style-name="Tablo9">
        <table:table-column table:style-name="Tablo9.A"/>
        <table:table-column table:style-name="Tablo9.B"/>
        <table:table-column table:style-name="Tablo9.C"/>
        <table:table-row>
          <table:table-cell table:style-name="Tablo9.A1" table:number-columns-spanned="3" office:value-type="string">
            <text:p text:style-name="P17">SYSTEM ANALYSIS USE CASE</text:p>
          </table:table-cell>
          <table:covered-table-cell/>
          <table:covered-table-cell/>
        </table:table-row>
        <table:table-row>
          <table:table-cell table:style-name="Tablo9.A1" office:value-type="string">
            <text:p text:style-name="P18">Use Case Name:</text:p>
          </table:table-cell>
          <table:table-cell table:style-name="Tablo9.A1" table:number-columns-spanned="2" office:value-type="string">
            <text:p text:style-name="P20">Match Image </text:p>
          </table:table-cell>
          <table:covered-table-cell/>
        </table:table-row>
        <table:table-row>
          <table:table-cell table:style-name="Tablo9.A1" office:value-type="string">
            <text:p text:style-name="P18">Use Case ID:</text:p>
          </table:table-cell>
          <table:table-cell table:style-name="Tablo9.A1" table:number-columns-spanned="2" office:value-type="string">
            <text:p text:style-name="P20">SELS-009</text:p>
          </table:table-cell>
          <table:covered-table-cell/>
        </table:table-row>
        <table:table-row>
          <table:table-cell table:style-name="Tablo9.A1" office:value-type="string">
            <text:p text:style-name="P18">Use Case Type:</text:p>
          </table:table-cell>
          <table:table-cell table:style-name="Tablo9.A1" table:number-columns-spanned="2" office:value-type="string">
            <text:p text:style-name="P20">System Analysis</text:p>
          </table:table-cell>
          <table:covered-table-cell/>
        </table:table-row>
        <table:table-row>
          <table:table-cell table:style-name="Tablo9.A1" office:value-type="string">
            <text:p text:style-name="P18">Version Number:</text:p>
          </table:table-cell>
          <table:table-cell table:style-name="Tablo9.A1" table:number-columns-spanned="2" office:value-type="string">
            <text:p text:style-name="P20">1.0</text:p>
          </table:table-cell>
          <table:covered-table-cell/>
        </table:table-row>
        <table:table-row>
          <table:table-cell table:style-name="Tablo9.A1" office:value-type="string">
            <text:p text:style-name="P18">Included Use Case(s)</text:p>
          </table:table-cell>
          <table:table-cell table:style-name="Tablo9.A1" table:number-columns-spanned="2" office:value-type="string">
            <text:p text:style-name="P20">None</text:p>
          </table:table-cell>
          <table:covered-table-cell/>
        </table:table-row>
        <table:table-row>
          <table:table-cell table:style-name="Tablo9.A1" office:value-type="string">
            <text:p text:style-name="P18">Extending Use Case(s)</text:p>
          </table:table-cell>
          <table:table-cell table:style-name="Tablo9.A1" table:number-columns-spanned="2" office:value-type="string">
            <text:p text:style-name="P20">None</text:p>
          </table:table-cell>
          <table:covered-table-cell/>
        </table:table-row>
        <table:table-row>
          <table:table-cell table:style-name="Tablo9.A1" office:value-type="string">
            <text:p text:style-name="P18">Primary Actor(s):</text:p>
          </table:table-cell>
          <table:table-cell table:style-name="Tablo9.A1" table:number-columns-spanned="2" office:value-type="string">
            <text:p text:style-name="P20">None (or System itself)</text:p>
          </table:table-cell>
          <table:covered-table-cell/>
        </table:table-row>
        <table:table-row>
          <table:table-cell table:style-name="Tablo9.A1" office:value-type="string">
            <text:p text:style-name="P18">Participating Actor(s):</text:p>
          </table:table-cell>
          <table:table-cell table:style-name="Tablo9.A1" table:number-columns-spanned="2" office:value-type="string">
            <text:p text:style-name="P20">None</text:p>
          </table:table-cell>
          <table:covered-table-cell/>
        </table:table-row>
        <table:table-row>
          <table:table-cell table:style-name="Tablo9.A1" office:value-type="string">
            <text:p text:style-name="P18">Description:</text:p>
          </table:table-cell>
          <table:table-cell table:style-name="Tablo9.A1" table:number-columns-spanned="2" office:value-type="string">
            <text:p text:style-name="P20">This use case is a part of to authorization methods and access decision and provide process of these as a technologic feature.</text:p>
          </table:table-cell>
          <table:covered-table-cell/>
        </table:table-row>
        <text:soft-page-break/>
        <table:table-row>
          <table:table-cell table:style-name="Tablo9.A1" office:value-type="string">
            <text:p text:style-name="P18">Precondition:</text:p>
          </table:table-cell>
          <table:table-cell table:style-name="Tablo9.A1" table:number-columns-spanned="2" office:value-type="string">
            <text:p text:style-name="P20">Fingerprint or Face Recognition use cases has to start.</text:p>
          </table:table-cell>
          <table:covered-table-cell/>
        </table:table-row>
        <table:table-row>
          <table:table-cell table:style-name="Tablo9.A1" office:value-type="string">
            <text:p text:style-name="P18">Trigger:</text:p>
          </table:table-cell>
          <table:table-cell table:style-name="Tablo9.A1" table:number-columns-spanned="2" office:value-type="string">
            <text:p text:style-name="P20">This use case is initiated by start of a Fingerprint or Face Recognition use cases.</text:p>
          </table:table-cell>
          <table:covered-table-cell/>
        </table:table-row>
        <table:table-row>
          <table:table-cell table:style-name="Tablo9.A1" table:number-rows-spanned="2" office:value-type="string">
            <text:p text:style-name="P18">Main Scenario:</text:p>
          </table:table-cell>
          <table:table-cell table:style-name="Tablo9.A1" office:value-type="string">
            <text:p text:style-name="P19">Fingerprint Scenario</text:p>
          </table:table-cell>
          <table:table-cell table:style-name="Tablo9.A1" office:value-type="string">
            <text:p text:style-name="P19">Face Recognition Scenario</text:p>
          </table:table-cell>
        </table:table-row>
        <table:table-row>
          <table:covered-table-cell/>
          <table:table-cell table:style-name="Tablo9.A1" office:value-type="string">
            <text:p text:style-name="P20">After taking data which comes from sensor and temporarily stored on device memory, algorithm start and match image use case starts to compare fingerprint images to make allow or deny decision. Returns boolean value.(match:1 unmating:0)</text:p>
          </table:table-cell>
          <table:table-cell table:style-name="Tablo9.A1" office:value-type="string">
            <text:p text:style-name="P24"><text:span text:style-name="T3">After taking data which comes from camera and temporarily stored on device memory, algorithm start and match image use case starts to compare face photo to make allow or deny decision. Returns booelan value</text:span><text:span text:style-name="T1">.(match:1 unmating:0)</text:span></text:p>
          </table:table-cell>
        </table:table-row>
        <table:table-row>
          <table:table-cell table:style-name="Tablo9.A1" office:value-type="string">
            <text:p text:style-name="P18">Alternate Scenarios:</text:p>
          </table:table-cell>
          <table:table-cell table:style-name="Tablo9.A1" office:value-type="string">
            <text:p text:style-name="P10">None</text:p>
          </table:table-cell>
          <table:table-cell table:style-name="Tablo9.A1" office:value-type="string">
            <text:p text:style-name="Table_20_Contents"/>
          </table:table-cell>
        </table:table-row>
        <table:table-row>
          <table:table-cell table:style-name="Tablo9.A1" office:value-type="string">
            <text:p text:style-name="P18">Conclusion:</text:p>
          </table:table-cell>
          <table:table-cell table:style-name="Tablo9.A1" table:number-columns-spanned="2" office:value-type="string">
            <text:p text:style-name="P10">Compare image datas of people which try to allow site and authorized people image’s to make decision.</text:p>
          </table:table-cell>
          <table:covered-table-cell/>
        </table:table-row>
      </table:table>
      <text:p text:style-name="P1"><text:line-break/><text:line-break/></text:p>
      <table:table table:name="Tablo10" table:style-name="Tablo10">
        <table:table-column table:style-name="Tablo10.A"/>
        <table:table-column table:style-name="Tablo10.B"/>
        <table:table-column table:style-name="Tablo10.C"/>
        <table:table-row>
          <table:table-cell table:style-name="Tablo10.A1" table:number-columns-spanned="3" office:value-type="string">
            <text:p text:style-name="P17">SYSTEM ANALYSIS USE CASE</text:p>
          </table:table-cell>
          <table:covered-table-cell/>
          <table:covered-table-cell/>
        </table:table-row>
        <table:table-row>
          <table:table-cell table:style-name="Tablo10.A1" office:value-type="string">
            <text:p text:style-name="P18">Use Case Name:</text:p>
          </table:table-cell>
          <table:table-cell table:style-name="Tablo10.A1" table:number-columns-spanned="2" office:value-type="string">
            <text:p text:style-name="P20">Match GSM Number</text:p>
          </table:table-cell>
          <table:covered-table-cell/>
        </table:table-row>
        <table:table-row>
          <table:table-cell table:style-name="Tablo10.A1" office:value-type="string">
            <text:p text:style-name="P18">Use Case ID:</text:p>
          </table:table-cell>
          <table:table-cell table:style-name="Tablo10.A1" table:number-columns-spanned="2" office:value-type="string">
            <text:p text:style-name="P20">SELS-010</text:p>
          </table:table-cell>
          <table:covered-table-cell/>
        </table:table-row>
        <table:table-row>
          <table:table-cell table:style-name="Tablo10.A1" office:value-type="string">
            <text:p text:style-name="P18">Use Case Type:</text:p>
          </table:table-cell>
          <table:table-cell table:style-name="Tablo10.A1" table:number-columns-spanned="2" office:value-type="string">
            <text:p text:style-name="P20">System Analysis</text:p>
          </table:table-cell>
          <table:covered-table-cell/>
        </table:table-row>
        <table:table-row>
          <table:table-cell table:style-name="Tablo10.A1" office:value-type="string">
            <text:p text:style-name="P18">Version Number:</text:p>
          </table:table-cell>
          <table:table-cell table:style-name="Tablo10.A1" table:number-columns-spanned="2" office:value-type="string">
            <text:p text:style-name="P20">1.0</text:p>
          </table:table-cell>
          <table:covered-table-cell/>
        </table:table-row>
        <table:table-row>
          <table:table-cell table:style-name="Tablo10.A1" office:value-type="string">
            <text:p text:style-name="P18">Included Use Case(s)</text:p>
          </table:table-cell>
          <table:table-cell table:style-name="Tablo10.A1" table:number-columns-spanned="2" office:value-type="string">
            <text:p text:style-name="P20">None</text:p>
          </table:table-cell>
          <table:covered-table-cell/>
        </table:table-row>
        <table:table-row>
          <table:table-cell table:style-name="Tablo10.A1" office:value-type="string">
            <text:p text:style-name="P18">Extending Use Case(s)</text:p>
          </table:table-cell>
          <table:table-cell table:style-name="Tablo10.A1" table:number-columns-spanned="2" office:value-type="string">
            <text:p text:style-name="P20">None</text:p>
          </table:table-cell>
          <table:covered-table-cell/>
        </table:table-row>
        <table:table-row>
          <table:table-cell table:style-name="Tablo10.A1" office:value-type="string">
            <text:p text:style-name="P18">Primary Actor(s):</text:p>
          </table:table-cell>
          <table:table-cell table:style-name="Tablo10.A1" table:number-columns-spanned="2" office:value-type="string">
            <text:p text:style-name="P20">None (or System itself)</text:p>
          </table:table-cell>
          <table:covered-table-cell/>
        </table:table-row>
        <table:table-row>
          <table:table-cell table:style-name="Tablo10.A1" office:value-type="string">
            <text:p text:style-name="P18">Participating Actor(s):</text:p>
          </table:table-cell>
          <table:table-cell table:style-name="Tablo10.A1" table:number-columns-spanned="2" office:value-type="string">
            <text:p text:style-name="P20">None</text:p>
          </table:table-cell>
          <table:covered-table-cell/>
        </table:table-row>
        <table:table-row>
          <table:table-cell table:style-name="Tablo10.A1" office:value-type="string">
            <text:p text:style-name="P18">Description:</text:p>
          </table:table-cell>
          <table:table-cell table:style-name="Tablo10.A1" table:number-columns-spanned="2" office:value-type="string">
            <text:p text:style-name="P20">This use case is a part of to authorization methods and access decision and provide process of these as a technologic feature.</text:p>
          </table:table-cell>
          <table:covered-table-cell/>
        </table:table-row>
        <table:table-row>
          <table:table-cell table:style-name="Tablo10.A1" office:value-type="string">
            <text:p text:style-name="P18">Precondition:</text:p>
          </table:table-cell>
          <table:table-cell table:style-name="Tablo10.A1" table:number-columns-spanned="2" office:value-type="string">
            <text:p text:style-name="P20">GSM verification use cases has to start.</text:p>
          </table:table-cell>
          <table:covered-table-cell/>
        </table:table-row>
        <table:table-row>
          <table:table-cell table:style-name="Tablo10.A1" office:value-type="string">
            <text:p text:style-name="P18">Trigger:</text:p>
          </table:table-cell>
          <table:table-cell table:style-name="Tablo10.A1" table:number-columns-spanned="2" office:value-type="string">
            <text:p text:style-name="P20">This use case is initiated by start of a GSM verification Recognition use cases.</text:p>
          </table:table-cell>
          <table:covered-table-cell/>
        </table:table-row>
        <text:soft-page-break/>
        <table:table-row>
          <table:table-cell table:style-name="Tablo10.A1" office:value-type="string">
            <text:p text:style-name="P26">Scenario:</text:p>
          </table:table-cell>
          <table:table-cell table:style-name="Tablo10.A1" office:value-type="string">
            <text:p text:style-name="P8"/>
            <text:p text:style-name="P14"><text:span text:style-name="T5">Step 1:</text:span><text:span text:style-name="T4"> </text:span><text:span text:style-name="T6">After user calls gsm number of device, number information will be sent to the device for comparison. </text:span></text:p>
            <text:p text:style-name="P7"/>
          </table:table-cell>
          <table:table-cell table:style-name="Tablo10.A1" office:value-type="string">
            <text:p text:style-name="P8"/>
            <text:p text:style-name="P15"><text:span text:style-name="T5">Step 2:</text:span><text:span text:style-name="T4"> </text:span><text:span text:style-name="T6">If gsm number of user registered under device memory and system will waiting for double tap on touch panel. Then system allow access. Otherwise deny and record the number of line which called it and save under logs.</text:span></text:p>
            <text:p text:style-name="P7"/>
          </table:table-cell>
        </table:table-row>
        <table:table-row>
          <table:table-cell table:style-name="Tablo10.A1" office:value-type="string">
            <text:p text:style-name="P18">Conclusion:</text:p>
          </table:table-cell>
          <table:table-cell table:style-name="Tablo10.A1" table:number-columns-spanned="2" office:value-type="string">
            <text:p text:style-name="P10">Compare numbers of people which try to allow site and authorized people number’s to make decision.</text:p>
          </table:table-cell>
          <table:covered-table-cell/>
        </table:table-row>
      </table:table>
      <text:p text:style-name="Text_20_body"><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S</meta:editing-duration>
    <meta:editing-cycles>3</meta:editing-cycles>
    <meta:generator>OpenOffice/4.1.2$Win32 OpenOffice.org_project/412m3$Build-9782</meta:generator>
    <dc:date>2016-04-21T17:28:23.43</dc:date>
    <meta:document-statistic meta:table-count="10" meta:image-count="0" meta:object-count="0" meta:page-count="13" meta:paragraph-count="407" meta:word-count="2150" meta:character-count="13519"/>
    <meta:user-defined meta:name="Info 1"/>
    <meta:user-defined meta:name="Info 2"/>
    <meta:user-defined meta:name="Info 3"/>
    <meta:user-defined meta:name="Info 4"/>
  </office:meta>
</office:document-meta>
</file>